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5000000A0F1565F88.png" manifest:media-type="image/png"/>
  <manifest:file-entry manifest:full-path="Pictures/10000001000009FE000000A63D0A32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svg:font-family="Courier"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system" style:font-pitch="variable"/>
    <style:font-face style:name="Liberation Sans" svg:font-family="'Liberation Sans'" style:font-family-generic="swiss" style:font-pitch="variable"/>
    <style:font-face style:name="Lucida Console" svg:font-family="'Lucida Consol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65in" fo:margin-left="0in" fo:margin-top="0in" fo:margin-bottom="0in" table:align="left" style:writing-mode="page"/>
    </style:style>
    <style:style style:name="Table1.A" style:family="table-column">
      <style:table-column-properties style:column-width="0.5667in"/>
    </style:style>
    <style:style style:name="Table1.B" style:family="table-column">
      <style:table-column-properties style:column-width="6.082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1pt solid #c0504d" fo:border-bottom="1pt solid #c0504d"/>
    </style:style>
    <style:style style:name="Table2" style:family="table">
      <style:table-properties style:width="6.65in" fo:margin-left="0in" fo:margin-top="0in" fo:margin-bottom="0in" table:align="left" style:writing-mode="page"/>
    </style:style>
    <style:style style:name="Table2.A" style:family="table-column">
      <style:table-column-properties style:column-width="0.35in"/>
    </style:style>
    <style:style style:name="Table2.B" style:family="table-column">
      <style:table-column-properties style:column-width="6.2993in"/>
    </style:style>
    <style:style style:name="Table2.1" style:family="table-row">
      <style:table-row-properties style:min-row-height="1.875in" fo:keep-together="auto"/>
    </style:style>
    <style:style style:name="Table2.A1" style:family="table-cell">
      <style:table-cell-properties fo:padding-left="0.075in" fo:padding-right="0.075in" fo:padding-top="0in" fo:padding-bottom="0in" fo:border-left="none" fo:border-right="none" fo:border-top="1pt solid #c0504d" fo:border-bottom="1pt solid #c0504d"/>
    </style:style>
    <style:style style:name="Table3" style:family="table">
      <style:table-properties style:width="6.65in" fo:margin-left="0in" fo:margin-top="0in" fo:margin-bottom="0in" table:align="left" style:writing-mode="page"/>
    </style:style>
    <style:style style:name="Table3.A" style:family="table-column">
      <style:table-column-properties style:column-width="0.35in"/>
    </style:style>
    <style:style style:name="Table3.B" style:family="table-column">
      <style:table-column-properties style:column-width="6.2993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1pt solid #c0504d" fo:border-bottom="1pt solid #c0504d"/>
    </style:style>
    <style:style style:name="P1" style:family="paragraph" style:parent-style-name="Footer">
      <style:paragraph-properties fo:margin-left="-1in">
        <style:tab-stops>
          <style:tab-stop style:position="3.8717in"/>
        </style:tab-stops>
      </style:paragraph-properties>
    </style:style>
    <style:style style:name="P2" style:family="paragraph" style:parent-style-name="Footer">
      <style:paragraph-properties fo:padding="0in" fo:border="none"/>
    </style:style>
    <style:style style:name="P3" style:family="paragraph" style:parent-style-name="Footer">
      <style:paragraph-properties fo:margin-right="0.25in"/>
    </style:style>
    <style:style style:name="P4" style:family="paragraph" style:parent-style-name="List_20_Paragraph" style:list-style-name="WWNum3"/>
    <style:style style:name="P5" style:family="paragraph" style:parent-style-name="List_20_Paragraph" style:list-style-name="WWNum7"/>
    <style:style style:name="P6" style:family="paragraph" style:parent-style-name="List_20_Paragraph" style:list-style-name="WWNum4"/>
    <style:style style:name="P7" style:family="paragraph" style:parent-style-name="List_20_Paragraph" style:list-style-name="WWNum5"/>
    <style:style style:name="P8" style:family="paragraph" style:parent-style-name="List_20_Paragraph" style:list-style-name="WWNum6"/>
    <style:style style:name="P9" style:family="paragraph" style:parent-style-name="Standard">
      <loext:graphic-properties draw:fill="solid" draw:fill-color="#f2f2f2"/>
      <style:paragraph-properties fo:margin-top="0in" fo:margin-bottom="0in" style:contextual-spacing="false" fo:line-height="100%" fo:keep-together="always" fo:orphans="0" fo:widows="0" fo:background-color="#f2f2f2" fo:keep-with-next="always"/>
    </style:style>
    <style:style style:name="P10" style:family="paragraph" style:parent-style-name="Standard">
      <loext:graphic-properties draw:fill="solid" draw:fill-color="#f2f2f2"/>
      <style:paragraph-properties fo:margin-top="0in" fo:margin-bottom="0in" style:contextual-spacing="false" fo:line-height="100%" fo:keep-together="always" fo:orphans="0" fo:widows="0" fo:background-color="#f2f2f2" fo:keep-with-next="always"/>
    </style:style>
    <style:style style:name="P11" style:family="paragraph" style:parent-style-name="Standard">
      <loext:graphic-properties draw:fill="solid" draw:fill-color="#ffffff"/>
      <style:paragraph-properties fo:margin-top="0in" fo:margin-bottom="0in" style:contextual-spacing="false" fo:line-height="100%" fo:keep-together="always" fo:orphans="0" fo:widows="0" fo:background-color="#ffffff" fo:keep-with-next="always"/>
    </style:style>
    <style:style style:name="P12" style:family="paragraph" style:parent-style-name="Standard">
      <loext:graphic-properties draw:fill="solid" draw:fill-color="#e7e6e6"/>
      <style:paragraph-properties fo:margin-top="0in" fo:margin-bottom="0in" style:contextual-spacing="false" fo:line-height="100%" fo:keep-together="always" fo:orphans="0" fo:widows="0" fo:background-color="#e7e6e6" fo:keep-with-next="always"/>
    </style:style>
    <style:style style:name="P13" style:family="paragraph" style:parent-style-name="Standard">
      <loext:graphic-properties draw:fill="solid" draw:fill-color="#ffffff"/>
      <style:paragraph-properties fo:margin-top="0in" fo:margin-bottom="0in" style:contextual-spacing="false" fo:line-height="100%" fo:keep-together="always" fo:orphans="0" fo:widows="0" fo:background-color="#ffffff" fo:keep-with-next="always"/>
    </style:style>
    <style:style style:name="P14" style:family="paragraph" style:parent-style-name="Standard">
      <style:paragraph-properties fo:margin-top="0in" fo:margin-bottom="0in" style:contextual-spacing="false" fo:line-height="100%"/>
    </style:style>
    <style:style style:name="P15" style:family="paragraph" style:parent-style-name="Standard">
      <style:paragraph-properties fo:margin-top="0in" fo:margin-bottom="0in" style:contextual-spacing="false" fo:line-height="100%" fo:text-align="end" style:justify-single-word="false"/>
    </style:style>
    <style:style style:name="P16" style:family="paragraph" style:parent-style-name="Standard">
      <loext:graphic-properties draw:fill="solid" draw:fill-color="#f2f2f2"/>
      <style:paragraph-properties fo:margin-top="0in" fo:margin-bottom="0in" style:contextual-spacing="false" fo:line-height="100%" fo:keep-together="always" fo:orphans="0" fo:widows="0" fo:background-color="#f2f2f2" fo:keep-with-next="always"/>
      <style:text-properties style:font-name="Courier" fo:font-size="9pt" style:font-size-asian="9pt" style:font-name-complex="Courier New2" style:font-size-complex="9pt"/>
    </style:style>
    <style:style style:name="P17" style:family="paragraph" style:parent-style-name="Standard">
      <loext:graphic-properties draw:fill="solid" draw:fill-color="#f2f2f2"/>
      <style:paragraph-properties fo:margin-top="0in" fo:margin-bottom="0in" style:contextual-spacing="false" fo:line-height="100%" fo:keep-together="always" fo:orphans="0" fo:widows="0" fo:background-color="#f2f2f2" fo:keep-with-next="always"/>
      <style:text-properties style:font-name="Courier" fo:font-size="9pt" style:font-size-asian="9pt"/>
    </style:style>
    <style:style style:name="P18" style:family="paragraph" style:parent-style-name="Standard">
      <loext:graphic-properties draw:fill="solid" draw:fill-color="#ffffff"/>
      <style:paragraph-properties fo:margin-top="0in" fo:margin-bottom="0in" style:contextual-spacing="false" fo:line-height="100%" fo:keep-together="always" fo:orphans="0" fo:widows="0" fo:background-color="#ffffff" fo:keep-with-next="always"/>
      <style:text-properties style:font-name="Courier" fo:font-size="9pt" style:font-size-asian="9pt"/>
    </style:style>
    <style:style style:name="P19" style:family="paragraph" style:parent-style-name="Standard">
      <style:text-properties style:font-name="Courier" fo:font-size="9pt" fo:background-color="#f3f3f3" style:font-size-asian="9pt"/>
    </style:style>
    <style:style style:name="P20" style:family="paragraph" style:parent-style-name="Standard">
      <loext:graphic-properties draw:fill="solid" draw:fill-color="#f2f2f2"/>
      <style:paragraph-properties fo:margin-top="0in" fo:margin-bottom="0in" style:contextual-spacing="false" fo:line-height="100%" fo:keep-together="always" fo:orphans="0" fo:widows="0" fo:background-color="#f2f2f2" fo:keep-with-next="always"/>
      <style:text-properties style:font-name="Courier" fo:font-size="8pt" style:font-size-asian="8pt" style:font-size-complex="8pt"/>
    </style:style>
    <style:style style:name="P21" style:family="paragraph" style:parent-style-name="Standard">
      <loext:graphic-properties draw:fill="solid" draw:fill-color="#f2f2f2"/>
      <style:paragraph-properties fo:margin-top="0in" fo:margin-bottom="0in" style:contextual-spacing="false" fo:line-height="100%" fo:keep-together="always" fo:orphans="0" fo:widows="0" fo:background-color="#f2f2f2" fo:keep-with-next="always"/>
      <style:text-properties fo:color="#262626" loext:opacity="100%" style:font-name="Courier" fo:font-size="8pt" style:font-size-asian="8pt" style:font-name-complex="Courier1" style:font-weight-complex="bold"/>
    </style:style>
    <style:style style:name="P22" style:family="paragraph" style:parent-style-name="Standard">
      <loext:graphic-properties draw:fill="solid" draw:fill-color="#f2f2f2"/>
      <style:paragraph-properties fo:background-color="#f2f2f2"/>
    </style:style>
    <style:style style:name="P23" style:family="paragraph" style:parent-style-name="Standard">
      <loext:graphic-properties draw:fill="solid" draw:fill-color="#f2f2f2"/>
      <style:paragraph-properties fo:margin-top="0in" fo:margin-bottom="0in" style:contextual-spacing="false" fo:background-color="#f2f2f2"/>
    </style:style>
    <style:style style:name="P24" style:family="paragraph" style:parent-style-name="Standard">
      <style:paragraph-properties fo:text-align="justify" style:justify-single-word="false"/>
    </style:style>
    <style:style style:name="P25" style:family="paragraph" style:parent-style-name="Standard">
      <loext:graphic-properties draw:fill="solid" draw:fill-color="#e7e6e6"/>
      <style:paragraph-properties fo:background-color="#e7e6e6"/>
    </style:style>
    <style:style style:name="P26" style:family="paragraph" style:parent-style-name="Standard">
      <loext:graphic-properties draw:fill="solid" draw:fill-color="#ffffff"/>
      <style:paragraph-properties fo:margin-top="0in" fo:margin-bottom="0in" style:contextual-spacing="false" fo:line-height="100%" fo:keep-together="always" fo:orphans="0" fo:widows="0" fo:background-color="#ffffff" fo:keep-with-next="always"/>
      <style:text-properties fo:color="#ff0000" loext:opacity="100%"/>
    </style:style>
    <style:style style:name="P27" style:family="paragraph" style:parent-style-name="Standard">
      <style:text-properties fo:font-weight="bold" style:font-weight-asian="bold"/>
    </style:style>
    <style:style style:name="P28" style:family="paragraph">
      <loext:graphic-properties draw:fill="none"/>
      <style:paragraph-properties fo:text-align="start"/>
      <style:text-properties fo:font-size="18pt"/>
    </style:style>
    <style:style style:name="T1" style:family="text">
      <style:text-properties fo:font-size="10.5pt" style:font-size-asian="10.5pt"/>
    </style:style>
    <style:style style:name="T2" style:family="text">
      <style:text-properties fo:font-size="10.5pt" style:font-size-asian="10.5pt" style:language-asian="zh" style:country-asian="CN"/>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262626" loext:opacity="100%" style:font-name="Courier" fo:font-size="9pt" style:font-size-asian="9pt" style:font-name-complex="Courier1"/>
    </style:style>
    <style:style style:name="T6" style:family="text">
      <style:text-properties fo:color="#262626" loext:opacity="100%" style:font-name="Courier" fo:font-size="9pt" fo:background-color="#f2f2f2" loext:char-shading-value="0" style:font-size-asian="9pt" style:font-name-complex="Courier1"/>
    </style:style>
    <style:style style:name="T7" style:family="text">
      <style:text-properties fo:color="#262626" loext:opacity="100%" style:font-name="Courier" fo:font-size="8pt" style:font-size-asian="8pt" style:font-name-complex="Courier1" style:font-weight-complex="bold"/>
    </style:style>
    <style:style style:name="T8" style:family="text">
      <style:text-properties fo:color="#262626" loext:opacity="100%" style:font-name="Courier New1" fo:font-size="8pt" style:font-size-asian="8pt" style:font-name-complex="Courier New2" style:font-weight-complex="bold"/>
    </style:style>
    <style:style style:name="T9" style:family="text">
      <style:text-properties fo:color="#262626" loext:opacity="100%" style:font-name-complex="Calibri1">
        <loext:char-complex-color loext:theme-type="dark1" loext:color-type="theme">
          <loext:transformation loext:type="tint" loext:value="1490"/>
          <loext:transformation loext:type="shade" loext:value="0"/>
        </loext:char-complex-color>
      </style:text-properties>
    </style:style>
    <style:style style:name="T10" style:family="text">
      <style:text-properties fo:color="#262626" loext:opacity="100%" style:font-name="Courier" fo:font-size="9pt" style:font-size-asian="9pt" style:font-name-complex="Courier1" style:font-size-complex="9pt">
        <loext:char-complex-color loext:theme-type="dark1" loext:color-type="theme">
          <loext:transformation loext:type="tint" loext:value="1490"/>
          <loext:transformation loext:type="shade" loext:value="0"/>
        </loext:char-complex-color>
      </style:text-properties>
    </style:style>
    <style:style style:name="T11" style:family="text">
      <style:text-properties fo:color="#262626" loext:opacity="100%" style:font-name="Courier" fo:font-size="10pt" fo:font-style="normal" fo:font-weight="bold" style:font-size-asian="10pt" style:font-style-asian="normal" style:font-weight-asian="bold" style:font-name-complex="Courier1" style:font-size-complex="10pt" style:font-style-complex="normal" style:font-weight-complex="bold">
        <loext:char-complex-color loext:theme-type="dark1" loext:color-type="theme">
          <loext:transformation loext:type="tint" loext:value="1490"/>
          <loext:transformation loext:type="shade" loext:value="0"/>
        </loext:char-complex-color>
      </style:text-properties>
    </style:style>
    <style:style style:name="T12" style:family="text">
      <style:text-properties style:font-name="Courier"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Courier" fo:font-size="10pt" style:font-size-asian="10pt" style:font-size-complex="10pt"/>
    </style:style>
    <style:style style:name="T14" style:family="text">
      <style:text-properties style:font-name="Courier" fo:font-size="10pt" fo:font-weight="bold" style:font-size-asian="10pt" style:font-weight-asian="bold" style:font-size-complex="10pt" style:font-weight-complex="bold"/>
    </style:style>
    <style:style style:name="T15" style:family="text">
      <style:text-properties style:font-name="Courier" fo:font-size="9pt" style:font-size-asian="9pt"/>
    </style:style>
    <style:style style:name="T16" style:family="text">
      <style:text-properties style:font-name="Courier" fo:font-size="9pt" style:font-size-asian="9pt" style:font-name-complex="Courier New2" style:font-size-complex="9pt"/>
    </style:style>
    <style:style style:name="T17" style:family="text">
      <style:text-properties style:font-name="Courier" fo:font-size="9pt" style:font-size-asian="9pt" style:font-size-complex="9pt"/>
    </style:style>
    <style:style style:name="T18" style:family="text">
      <style:text-properties style:font-name="Courier" fo:font-size="9pt" fo:background-color="#f3f3f3" loext:char-shading-value="0" style:font-size-asian="9pt"/>
    </style:style>
    <style:style style:name="T19" style:family="text">
      <style:text-properties style:font-name="Courier" fo:font-size="8pt" style:font-size-asian="8pt" style:font-size-complex="8pt"/>
    </style:style>
    <style:style style:name="T20" style:family="text">
      <style:text-properties fo:font-size="10pt" fo:font-style="normal" style:font-size-asian="10pt" style:font-style-asian="normal" style:font-size-complex="10pt" style:font-style-complex="normal"/>
    </style:style>
    <style:style style:name="T21" style:family="text">
      <style:text-properties fo:font-size="10pt" style:font-size-asian="10pt" style:font-size-complex="10pt"/>
    </style:style>
    <style:style style:name="T22" style:family="text">
      <style:text-properties fo:font-size="9pt" style:font-size-asian="9pt" style:font-size-complex="9pt"/>
    </style:style>
    <style:style style:name="T23" style:family="text">
      <style:text-properties fo:color="#933634" loext:opacity="100%" style:font-name="Courier" fo:font-size="8pt" style:font-size-asian="8pt" style:font-weight-complex="bold"/>
    </style:style>
    <style:style style:name="T24" style:family="text">
      <style:text-properties fo:color="#933634" loext:opacity="100%" style:font-name="Courier" fo:font-size="8pt" fo:font-weight="bold" style:font-size-asian="8pt" style:font-weight-asian="bold" style:font-weight-complex="bold"/>
    </style:style>
    <style:style style:name="T25" style:family="text">
      <style:text-properties fo:color="#933634" loext:opacity="100%" style:font-name="Courier" fo:font-size="9pt" style:font-size-asian="9pt" style:font-size-complex="10.5pt" style:font-weight-complex="bold"/>
    </style:style>
    <style:style style:name="T26" style:family="text">
      <style:text-properties fo:color="#933634" loext:opacity="100%" fo:font-size="9pt" style:font-size-asian="9pt" style:font-weight-complex="bold"/>
    </style:style>
    <style:style style:name="T27" style:family="text">
      <style:text-properties style:use-window-font-color="true" loext:opacity="0%" style:font-name="Calibri" style:font-name-asian="SimSun" style:language-asian="en" style:country-asian="US" style:font-name-complex="Times New Roman1" style:language-complex="ar" style:country-complex="SA"/>
    </style:style>
    <style:style style:name="T28" style:family="text">
      <style:text-properties style:use-window-font-color="true" loext:opacity="0%" style:font-name="Calibri" fo:font-weight="bold" style:font-name-asian="SimSun" style:language-asian="en" style:country-asian="US" style:font-weight-asian="bold" style:font-name-complex="Times New Roman1" style:language-complex="ar" style:country-complex="SA" style:font-weight-complex="bold"/>
    </style:style>
    <style:style style:name="T29" style:family="text">
      <style:text-properties style:use-window-font-color="true" loext:opacity="0%"/>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Courier New1" fo:font-size="9pt" style:font-size-asian="9pt" style:font-name-complex="Courier New2" style:font-size-complex="9pt"/>
    </style:style>
    <style:style style:name="T33" style:family="text">
      <style:text-properties style:font-name="Courier New1" fo:font-size="10pt" fo:font-weight="bold" style:font-size-asian="10pt" style:font-weight-asian="bold" style:font-name-complex="Courier New2" style:font-size-complex="10pt" style:font-weight-complex="bold"/>
    </style:style>
    <style:style style:name="T34" style:family="text">
      <style:text-properties style:font-name="Courier New1" fo:font-size="10pt" fo:font-style="normal" fo:font-weight="bold" style:font-size-asian="10pt" style:font-style-asian="normal" style:font-weight-asian="bold" style:font-name-complex="Courier New2" style:font-size-complex="10pt" style:font-style-complex="normal" style:font-weight-complex="bold"/>
    </style:style>
    <style:style style:name="T35" style:family="text">
      <style:text-properties style:font-name="Courier New1" fo:font-size="10pt" style:font-size-asian="10pt" style:font-name-complex="Courier New2" style:font-size-complex="10pt"/>
    </style:style>
    <style:style style:name="T36" style:family="text">
      <style:text-properties style:font-name="Courier New1" style:font-name-asian="Courier New2" style:font-name-complex="Courier New2"/>
    </style:style>
    <style:style style:name="T37" style:family="text">
      <style:text-properties fo:background-color="#f3f3f3" loext:char-shading-value="0"/>
    </style:style>
    <style:style style:name="T38" style:family="text">
      <style:text-properties style:font-name="Calibri" fo:font-size="9pt" style:font-size-asian="9pt" style:font-name-complex="Calibri1"/>
    </style:style>
    <style:style style:name="T39" style:family="text">
      <style:text-properties fo:color="#ff0000" loext:opacity="100%"/>
    </style:style>
    <style:style style:name="T40" style:family="text">
      <style:text-properties fo:language="en" fo:country="GB"/>
    </style:style>
    <style:style style:name="T41" style:family="text">
      <style:text-properties fo:color="#000000" loext:opacity="100%">
        <loext:char-complex-color loext:theme-type="dark1" loext:color-type="theme">
          <loext:transformation loext:type="tint" loext:value="0"/>
          <loext:transformation loext:type="shade" loext:value="0"/>
        </loext:char-complex-color>
      </style:text-properties>
    </style:style>
    <style:style style:name="T42" style:family="text">
      <style:text-properties fo:color="#000000" loext:opacity="100%">
        <loext:char-complex-color loext:theme-type="dark1" loext:color-type="theme">
          <loext:transformation loext:type="tint" loext:value="0"/>
          <loext:transformation loext:type="shade" loext:value="0"/>
        </loext:char-complex-color>
      </style:text-properties>
    </style:style>
    <style:style style:name="T43" style:family="text">
      <style:text-properties fo:color="#000000" loext:opacity="100%" fo:font-weight="normal" style:font-weight-asian="normal" style:font-weight-complex="normal">
        <loext:char-complex-color loext:theme-type="dark1" loext:color-type="theme">
          <loext:transformation loext:type="tint" loext:value="0"/>
          <loext:transformation loext:type="shade" loext:value="0"/>
        </loext:char-complex-color>
      </style:text-properties>
    </style:style>
    <style:style style:name="T44" style:family="text">
      <style:text-properties fo:color="#000000" loext:opacity="100%" fo:font-weight="normal" style:font-weight-asian="normal" style:font-weight-complex="normal">
        <loext:char-complex-color loext:theme-type="dark1" loext:color-type="theme">
          <loext:transformation loext:type="tint" loext:value="0"/>
          <loext:transformation loext:type="shade" loext:value="0"/>
        </loext:char-complex-color>
      </style:text-properties>
    </style:style>
    <style:style style:name="T45" style:family="text">
      <style:text-properties fo:color="#000000" loext:opacity="100%" fo:font-weight="bold" style:font-weight-asian="bold" style:font-weight-complex="bold">
        <loext:char-complex-color loext:theme-type="dark1" loext:color-type="theme">
          <loext:transformation loext:type="tint" loext:value="0"/>
          <loext:transformation loext:type="shade" loext:value="0"/>
        </loext:char-complex-color>
      </style:text-properties>
    </style:style>
    <style:style style:name="T46" style:family="text">
      <style:text-properties fo:color="#000000" loext:opacity="100%"/>
    </style:style>
    <style:style style:name="T47" style:family="text">
      <style:text-properties fo:color="#000000" loext:opacity="100%" fo:font-weight="normal" style:font-weight-asian="normal" style:font-weight-complex="normal"/>
    </style:style>
    <style:style style:name="T48" style:family="text">
      <style:text-properties fo:color="#262626" loext:opacity="100%" style:font-name="Courier New1" fo:font-size="8pt" style:font-size-asian="8pt" style:font-name-complex="Courier New2" style:font-size-complex="9pt" style:font-weight-complex="bold"/>
    </style:style>
    <style:style style:name="T49" style:family="text">
      <style:text-properties fo:color="#262626" loext:opacity="100%" style:font-name="Courier" fo:font-size="8pt" style:font-size-asian="8pt" style:font-name-complex="Courier1" style:font-size-complex="8pt" style:font-weight-complex="bold"/>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173in" svg:stroke-color="#f83e3e" draw:stroke-linejoin="round" draw:fill="none" loext:fill-use-slide-background="false" draw:textarea-vertical-align="top" draw:auto-grow-height="false" fo:min-height="0in" fo:min-width="0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user-field-decls>
        <text:user-field-decl office:value-type="string" office:string-value="H4sIAAAAAAAEAKtWckksSQxILCpxzi/NK1GyMqwFAAEhoTITAAAA" text:name="__Grammarly_42____i"/>
        <text:user-field-decl office:value-type="string" office:string-value="H4sIAAAAAAAEAKtWcslP9kxRslIyNDa0NLIwMDUxMzA3NDc0MDBU0lEKTi0uzszPAykwqgUAps+BIiwAAAA=" text:name="__Grammarly_42___1"/>
      </text:user-field-decls>
      <text:h text:style-name="Heading_20_1" text:outline-level="1" loext:marker-style-name="T2"><text:span text:style-name="T2">introduction to linux kernel modules under yocto</text:span><text:span text:style-name="T2"/></text:h>
      <text:h text:style-name="Heading_20_2" text:outline-level="2" loext:marker-style-name="T1"><text:span text:style-name="T1">goal</text:span><text:span text:style-name="T1"/></text:h>
      <text:p text:style-name="Standard">The goal of this lab is to enable you to build a simple loadable kernel module for Linux on the Raspberry Pi using the Yocto build environment.</text:p>
      <text:h text:style-name="Heading_20_2" text:outline-level="2" loext:marker-style-name="T1"><text:span text:style-name="T1">prerequisites</text:span><text:span text:style-name="T1"/></text:h>
      <text:p text:style-name="Standard">To follow this Lab, you need:</text:p>
      <text:list xml:id="list2439305514" text:style-name="WWNum3">
        <text:list-item>
          <text:p text:style-name="P4">Raspberry Pi 5 board full;</text:p>
        </text:list-item>
        <text:list-item>
          <text:p text:style-name="P4">USB-C power supply for Raspberry Pi 5 (official 27W Raspberry Pi 5 power supply recommended);</text:p>
        </text:list-item>
      </text:list>
      <text:list text:style-name="WWNum7">
        <text:list-item>
          <text:p text:style-name="P5">8 GB or larger Micro SD card (32 GB card recommended);</text:p>
        </text:list-item>
      </text:list>
      <text:list text:continue-list="list2439305514" text:style-name="WWNum3">
        <text:list-item>
          <text:p text:style-name="P4">USB-to-Serial debug module for Raspberry Pi 5 or USB-to-TTL adapter;</text:p>
        </text:list-item>
        <text:list-item>
          <text:p text:style-name="P4">A PC with Ubuntu Desktop, or a virtual machine running Ubuntu Desktop with at least 100 GB of free space (recommend Ubuntu 24.04 LTS natively but it’s possible to run via Windows WSL 2);</text:p>
        </text:list-item>
        <text:list-item>
          <text:p text:style-name="P4">A Micro SD card reader attached to the PC/virtual machine;</text:p>
        </text:list-item>
        <text:list-item>
          <text:p text:style-name="P4">(<text:span text:style-name="T3">Optional</text:span>) Micro HDMI cable.</text:p>
        </text:list-item>
      </text:list>
      <text:h text:style-name="Heading_20_2" text:outline-level="2" loext:marker-style-name="T1"><text:span text:style-name="T1">workplace setup</text:span><text:span text:style-name="T1"/></text:h>
      <text:p text:style-name="Standard">Assuming you have completed the initial lab, on your Ubuntu host PC, change to the <text:span text:style-name="T4">raspberrypi5 </text:span>directory and prepare the build environment:</text:p>
      <text:p text:style-name="P9" loext:marker-style-name="T5"><text:span text:style-name="T5">cd ~/raspberrypi5/</text:span><text:span text:style-name="T5"/></text:p>
      <text:p text:style-name="P9" loext:marker-style-name="T5"><text:span text:style-name="T5">source sources/poky/oe-init-build-env rpi-build</text:span><text:span text:style-name="T5"/></text:p>
      <text:p text:style-name="Standard">You now have the system ready to build the embedded Linux distribution for the Raspberry Pi 5 board. We will update the source tree used in the first lab to include a simple device driver.</text:p>
      <text:h text:style-name="Heading_20_2" text:outline-level="2" loext:marker-style-name="T1"><text:span text:style-name="T1">Preparing the recipes</text:span><text:span text:style-name="T1"/></text:h>
      <text:p text:style-name="Standard">In this lab, we are adding a new device driver to be compiled as Linux loadable kernel module, as you would do if you were asked to customize the board support package for the Raspberry Pi 5 to support a new I/O device attached to the system.</text:p>
      <text:p text:style-name="Standard">For this purpose, we will add a new Yocto recipe to the <text:span text:style-name="T4">meta-raspberrypi</text:span> layer. Create the directory as follows:</text:p>
      <text:p text:style-name="P9" loext:marker-style-name="T5"><text:soft-page-break/><text:span text:style-name="T5">cd ~/raspberrypi5/sources/meta-raspberrypi/recipes-kernel</text:span><text:span text:style-name="T5"/></text:p>
      <text:p text:style-name="P9"><text:span text:style-name="T5">mkdir -p hello-mod/files</text:span></text:p>
      <text:p text:style-name="Standard"/>
      <text:p text:style-name="Standard"/>
      <text:p text:style-name="Standard"/>
      <text:p text:style-name="Standard"/>
      <text:p text:style-name="Standard"/>
      <text:p text:style-name="Standard" loext:marker-style-name="T22">In the <text:span text:style-name="T4">hello-mod</text:span> <text:span text:style-name="T9">folder, create </text:span>a file named <text:span text:style-name="T12">hello_1.0.bb</text:span><text:span text:style-name="T20"> with the following content:</text:span></text:p>
      <table:table table:name="Table1" table:style-name="Table1">
        <table:table-column table:style-name="Table1.A"/>
        <table:table-column table:style-name="Table1.B"/>
        <table:table-row table:style-name="Table1.1">
          <table:table-cell table:style-name="Table1.A1" office:value-type="string">
            <text:p text:style-name="P14" loext:marker-style-name="T25"><text:span text:style-name="T23"><text:s/></text:span><text:span text:style-name="T25">0:</text:span></text:p>
            <text:p text:style-name="P14" loext:marker-style-name="T25"><text:span text:style-name="T25"><text:s/>1:</text:span><text:span text:style-name="T25"/></text:p>
            <text:p text:style-name="P14" loext:marker-style-name="T25"><text:span text:style-name="T25"><text:s/>2:</text:span><text:span text:style-name="T25"/></text:p>
            <text:p text:style-name="P14" loext:marker-style-name="T25"><text:span text:style-name="T25"><text:s/>3:</text:span><text:span text:style-name="T25"/></text:p>
            <text:p text:style-name="P14" loext:marker-style-name="T25"><text:span text:style-name="T25"><text:s/>4:</text:span><text:span text:style-name="T25"/></text:p>
            <text:p text:style-name="P14" loext:marker-style-name="T25"><text:span text:style-name="T25"><text:s/>5:</text:span><text:span text:style-name="T25"/></text:p>
            <text:p text:style-name="P14" loext:marker-style-name="T25"><text:span text:style-name="T25"><text:s/>6:</text:span><text:span text:style-name="T25"/></text:p>
            <text:p text:style-name="P14" loext:marker-style-name="T25"><text:span text:style-name="T25"><text:s/>7:</text:span><text:span text:style-name="T25"/></text:p>
            <text:p text:style-name="P14" loext:marker-style-name="T25"><text:span text:style-name="T25"><text:s/>8:</text:span><text:span text:style-name="T25"/></text:p>
            <text:p text:style-name="P14" loext:marker-style-name="T25"><text:span text:style-name="T25"><text:s/>9:</text:span><text:span text:style-name="T25"/></text:p>
            <text:p text:style-name="P14" loext:marker-style-name="T26"><text:span text:style-name="T25">10:</text:span><text:span text:style-name="T25"/></text:p>
          </table:table-cell>
          <table:table-cell table:style-name="Table1.A1" office:value-type="string">
            <text:p text:style-name="P9" loext:marker-style-name="T16"><text:span text:style-name="T16">DESCRIPTION = "hello driver"</text:span><text:span text:style-name="T16"/></text:p>
            <text:p text:style-name="P9" loext:marker-style-name="T16"><text:span text:style-name="T16">LICENSE = "GPL-2.0-or-later"</text:span><text:span text:style-name="T16"/></text:p>
            <text:p text:style-name="P9" loext:marker-style-name="T16"><text:span text:style-name="T16">LIC_FILES_CHKSUM = "file://${BPN}.c;endline=49;md5=4866f9824d27c1cd5324fd5e84caeb6e"</text:span><text:span text:style-name="T16"/></text:p>
            <text:p text:style-name="P9" loext:marker-style-name="T16"><text:span text:style-name="T16">inherit module</text:span><text:span text:style-name="T16"/></text:p>
            <text:p text:style-name="P16" loext:marker-style-name="T16"/>
            <text:p text:style-name="P9" loext:marker-style-name="T16"><text:span text:style-name="T16">PR = "r0"</text:span><text:span text:style-name="T16"/></text:p>
            <text:p text:style-name="P16" loext:marker-style-name="T16"/>
            <text:p text:style-name="P9" loext:marker-style-name="T16"><text:span text:style-name="T16">SRC_URI = "file://Makefile file://${BPN}.c"</text:span><text:span text:style-name="T16"/></text:p>
            <text:p text:style-name="P16" loext:marker-style-name="T16"/>
            <text:p text:style-name="P9" loext:marker-style-name="T8"><text:span text:style-name="T16">S = "${WORKDIR}"</text:span><text:span text:style-name="T48"/></text:p>
          </table:table-cell>
        </table:table-row>
      </table:table>
      <text:p text:style-name="Standard">This file describes the property of the recipe, and in particular:</text:p>
      <text:list text:style-name="WWNum4">
        <text:list-item>
          <text:p text:style-name="P6"><text:span text:style-name="T4">Line 0</text:span> gives a simple description of the recipe’s purpose.</text:p>
        </text:list-item>
        <text:list-item>
          <text:p text:style-name="P6"><text:span text:style-name="T4">Lines 1-3 </text:span>reference the license under which the recipe is distributed and provide the indication of the license file as well as its checksum;</text:p>
        </text:list-item>
        <text:list-item>
          <text:p text:style-name="P6"><text:span text:style-name="T4">Line 4</text:span> indicates that the recipe inherits the properties of the recipes used to build kernel modules;</text:p>
        </text:list-item>
        <text:list-item>
          <text:p text:style-name="P6"><text:span text:style-name="T4">Line 6</text:span> specifies the machine layer for which the recipe is intended;</text:p>
        </text:list-item>
        <text:list-item>
          <text:p text:style-name="P6"><text:span text:style-name="T4">Line 8</text:span> lists the source files needed to build the recipe;</text:p>
        </text:list-item>
        <text:list-item>
          <text:p text:style-name="P6"><text:span text:style-name="T4">Line 10</text:span> sets the symbol pointing to the working directory used to perform the build operations.</text:p>
        </text:list-item>
      </text:list>
      <text:p text:style-name="Standard">In <text:span text:style-name="T27">hello-mod/files</text:span><text:span text:style-name="T10">,</text:span>create a file named <text:span text:style-name="T12">hello.c</text:span><text:span text:style-name="T20"> </text:span>with the following content:</text:p>
      <table:table table:name="Table2" table:style-name="Table2">
        <table:table-column table:style-name="Table2.A"/>
        <table:table-column table:style-name="Table2.B"/>
        <table:table-row table:style-name="Table2.1">
          <table:table-cell table:style-name="Table2.A1" office:value-type="string">
            <text:p text:style-name="P15" loext:marker-style-name="T23"><text:span text:style-name="T23">0:</text:span><text:span text:style-name="T23"/></text:p>
            <text:p text:style-name="P15" loext:marker-style-name="T23"><text:span text:style-name="T23"><text:sequence text:ref-name="ref0" text:name="" text:formula="ooow:+1" style:num-format="1">1</text:sequence></text:span><text:span text:style-name="T23">:</text:span></text:p>
            <text:p text:style-name="P15" loext:marker-style-name="T23"><text:span text:style-name="T23"><text:sequence text:ref-name="ref1" text:name="" text:formula="ooow:+1" style:num-format="1">2</text:sequence></text:span><text:span text:style-name="T23">:</text:span></text:p>
            <text:p text:style-name="P15" loext:marker-style-name="T23"><text:span text:style-name="T23"><text:sequence text:ref-name="ref2" text:name="" text:formula="ooow:+1" style:num-format="1">3</text:sequence></text:span><text:span text:style-name="T23">:</text:span></text:p>
            <text:p text:style-name="P15" loext:marker-style-name="T23"><text:span text:style-name="T23"><text:sequence text:ref-name="ref3" text:name="" text:formula="ooow:+1" style:num-format="1">4</text:sequence></text:span><text:span text:style-name="T23">:</text:span></text:p>
            <text:p text:style-name="P15" loext:marker-style-name="T23"><text:span text:style-name="T23"><text:sequence text:ref-name="ref4" text:name="" text:formula="ooow:+1" style:num-format="1">5</text:sequence></text:span><text:span text:style-name="T23">:</text:span></text:p>
            <text:p text:style-name="P15" loext:marker-style-name="T23"><text:span text:style-name="T23"><text:sequence text:ref-name="ref5" text:name="" text:formula="ooow:+1" style:num-format="1">6</text:sequence></text:span><text:span text:style-name="T23">:</text:span></text:p>
            <text:p text:style-name="P15" loext:marker-style-name="T23"><text:span text:style-name="T23"><text:sequence text:ref-name="ref6" text:name="" text:formula="ooow:+1" style:num-format="1">7</text:sequence></text:span><text:span text:style-name="T23">:</text:span></text:p>
            <text:p text:style-name="P15" loext:marker-style-name="T23"><text:span text:style-name="T23"><text:sequence text:ref-name="ref7" text:name="" text:formula="ooow:+1" style:num-format="1">8</text:sequence></text:span><text:span text:style-name="T23">:</text:span></text:p>
            <text:p text:style-name="P15" loext:marker-style-name="T23"><text:span text:style-name="T23"><text:sequence text:ref-name="ref8" text:name="" text:formula="ooow:+1" style:num-format="1">9</text:sequence></text:span><text:span text:style-name="T23">:</text:span></text:p>
            <text:p text:style-name="P15" loext:marker-style-name="T23"><text:span text:style-name="T23"><text:sequence text:ref-name="ref9" text:name="" text:formula="ooow:+1" style:num-format="1">10</text:sequence></text:span><text:span text:style-name="T23">:</text:span></text:p>
            <text:p text:style-name="P15" loext:marker-style-name="T23"><text:span text:style-name="T23"><text:sequence text:ref-name="ref10" text:name="" text:formula="ooow:+1" style:num-format="1">11</text:sequence></text:span><text:span text:style-name="T23">:</text:span></text:p>
            <text:p text:style-name="P15" loext:marker-style-name="T23"><text:span text:style-name="T23"><text:sequence text:ref-name="ref11" text:name="" text:formula="ooow:+1" style:num-format="1">12</text:sequence></text:span><text:span text:style-name="T23">:</text:span></text:p>
            <text:p text:style-name="P15" loext:marker-style-name="T23"><text:soft-page-break/><text:span text:style-name="T23"><text:sequence text:ref-name="ref12" text:name="" text:formula="ooow:+1" style:num-format="1">13</text:sequence></text:span><text:span text:style-name="T23">:</text:span></text:p>
            <text:p text:style-name="P15" loext:marker-style-name="T23"><text:span text:style-name="T23"><text:sequence text:ref-name="ref13" text:name="" text:formula="ooow:+1" style:num-format="1">14</text:sequence></text:span><text:span text:style-name="T23">:</text:span></text:p>
            <text:p text:style-name="P15" loext:marker-style-name="T23"><text:span text:style-name="T23"><text:sequence text:ref-name="ref14" text:name="" text:formula="ooow:+1" style:num-format="1">15</text:sequence></text:span><text:span text:style-name="T23">:</text:span></text:p>
            <text:p text:style-name="P15" loext:marker-style-name="T23"><text:span text:style-name="T23"><text:sequence text:ref-name="ref15" text:name="" text:formula="ooow:+1" style:num-format="1">16</text:sequence></text:span><text:span text:style-name="T23">:</text:span></text:p>
            <text:p text:style-name="P15" loext:marker-style-name="T23"><text:span text:style-name="T23"><text:sequence text:ref-name="ref16" text:name="" text:formula="ooow:+1" style:num-format="1">17</text:sequence></text:span><text:span text:style-name="T23">:</text:span></text:p>
            <text:p text:style-name="P15" loext:marker-style-name="T23"><text:span text:style-name="T23"><text:sequence text:ref-name="ref17" text:name="" text:formula="ooow:+1" style:num-format="1">18</text:sequence></text:span><text:span text:style-name="T23">:</text:span></text:p>
            <text:p text:style-name="P15" loext:marker-style-name="T23"><text:span text:style-name="T23"><text:sequence text:ref-name="ref18" text:name="" text:formula="ooow:+1" style:num-format="1">19</text:sequence></text:span><text:span text:style-name="T23">:</text:span></text:p>
            <text:p text:style-name="P15" loext:marker-style-name="T23"><text:span text:style-name="T23"><text:sequence text:ref-name="ref19" text:name="" text:formula="ooow:+1" style:num-format="1">20</text:sequence></text:span><text:span text:style-name="T23">:</text:span></text:p>
            <text:p text:style-name="P15" loext:marker-style-name="T23"><text:span text:style-name="T23"><text:sequence text:ref-name="ref20" text:name="" text:formula="ooow:+1" style:num-format="1">21</text:sequence></text:span><text:span text:style-name="T23">:</text:span></text:p>
            <text:p text:style-name="P15" loext:marker-style-name="T23"><text:span text:style-name="T23"><text:sequence text:ref-name="ref21" text:name="" text:formula="ooow:+1" style:num-format="1">22</text:sequence></text:span><text:span text:style-name="T23">:</text:span></text:p>
            <text:p text:style-name="P15" loext:marker-style-name="T23"><text:span text:style-name="T23"><text:sequence text:ref-name="ref22" text:name="" text:formula="ooow:+1" style:num-format="1">23</text:sequence></text:span><text:span text:style-name="T23">:</text:span></text:p>
            <text:p text:style-name="P15" loext:marker-style-name="T23"><text:span text:style-name="T23"><text:sequence text:ref-name="ref23" text:name="" text:formula="ooow:+1" style:num-format="1">24</text:sequence></text:span><text:span text:style-name="T23">:</text:span></text:p>
            <text:p text:style-name="P15" loext:marker-style-name="T23"><text:span text:style-name="T23"><text:sequence text:ref-name="ref24" text:name="" text:formula="ooow:+1" style:num-format="1">25</text:sequence></text:span><text:span text:style-name="T23">:</text:span></text:p>
            <text:p text:style-name="P15" loext:marker-style-name="T23"><text:span text:style-name="T23"><text:sequence text:ref-name="ref25" text:name="" text:formula="ooow:+1" style:num-format="1">26</text:sequence></text:span><text:span text:style-name="T23">:</text:span></text:p>
            <text:p text:style-name="P15" loext:marker-style-name="T23"><text:span text:style-name="T23"><text:sequence text:ref-name="ref26" text:name="" text:formula="ooow:+1" style:num-format="1">27</text:sequence></text:span><text:span text:style-name="T23">:</text:span></text:p>
            <text:p text:style-name="P15" loext:marker-style-name="T23"><text:span text:style-name="T23"><text:sequence text:ref-name="ref27" text:name="" text:formula="ooow:+1" style:num-format="1">28</text:sequence></text:span><text:span text:style-name="T23">:</text:span></text:p>
            <text:p text:style-name="P15" loext:marker-style-name="T23"><text:span text:style-name="T23"><text:sequence text:ref-name="ref28" text:name="" text:formula="ooow:+1" style:num-format="1">29</text:sequence></text:span><text:span text:style-name="T23">:</text:span></text:p>
            <text:p text:style-name="P15" loext:marker-style-name="T23"><text:span text:style-name="T23"><text:sequence text:ref-name="ref29" text:name="" text:formula="ooow:+1" style:num-format="1">30</text:sequence></text:span><text:span text:style-name="T23">:</text:span></text:p>
            <text:p text:style-name="P15" loext:marker-style-name="T23"><text:span text:style-name="T23"><text:sequence text:ref-name="ref30" text:name="" text:formula="ooow:+1" style:num-format="1">31</text:sequence></text:span><text:span text:style-name="T23">:</text:span></text:p>
            <text:p text:style-name="P15" loext:marker-style-name="T23"><text:span text:style-name="T23"><text:sequence text:ref-name="ref31" text:name="" text:formula="ooow:+1" style:num-format="1">32</text:sequence></text:span><text:span text:style-name="T23">:</text:span></text:p>
            <text:p text:style-name="P15" loext:marker-style-name="T23"><text:span text:style-name="T23"><text:sequence text:ref-name="ref32" text:name="" text:formula="ooow:+1" style:num-format="1">33</text:sequence></text:span><text:span text:style-name="T23">:</text:span></text:p>
            <text:p text:style-name="P15" loext:marker-style-name="T23"><text:span text:style-name="T23"><text:sequence text:ref-name="ref33" text:name="" text:formula="ooow:+1" style:num-format="1">34</text:sequence></text:span><text:span text:style-name="T23">:</text:span></text:p>
            <text:p text:style-name="P15" loext:marker-style-name="T23"><text:span text:style-name="T23"><text:sequence text:ref-name="ref34" text:name="" text:formula="ooow:+1" style:num-format="1">35</text:sequence></text:span><text:span text:style-name="T23">:</text:span></text:p>
            <text:p text:style-name="P15" loext:marker-style-name="T23"><text:span text:style-name="T23"><text:sequence text:ref-name="ref35" text:name="" text:formula="ooow:+1" style:num-format="1">36</text:sequence></text:span><text:span text:style-name="T23">:</text:span></text:p>
            <text:p text:style-name="P15" loext:marker-style-name="T23"><text:span text:style-name="T23"><text:sequence text:ref-name="ref36" text:name="" text:formula="ooow:+1" style:num-format="1">37</text:sequence></text:span><text:span text:style-name="T23">:</text:span></text:p>
            <text:p text:style-name="P15" loext:marker-style-name="T23"><text:span text:style-name="T23"><text:sequence text:ref-name="ref37" text:name="" text:formula="ooow:+1" style:num-format="1">38</text:sequence></text:span><text:span text:style-name="T23">:</text:span></text:p>
            <text:p text:style-name="P15" loext:marker-style-name="T23"><text:span text:style-name="T23"><text:sequence text:ref-name="ref38" text:name="" text:formula="ooow:+1" style:num-format="1">39</text:sequence></text:span><text:span text:style-name="T23">:</text:span></text:p>
            <text:p text:style-name="P15" loext:marker-style-name="T23"><text:span text:style-name="T23"><text:sequence text:ref-name="ref39" text:name="" text:formula="ooow:+1" style:num-format="1">40</text:sequence></text:span><text:span text:style-name="T23">:</text:span></text:p>
            <text:p text:style-name="P15" loext:marker-style-name="T23"><text:span text:style-name="T23">41:</text:span><text:span text:style-name="T23"/></text:p>
            <text:p text:style-name="P15" loext:marker-style-name="T23"><text:span text:style-name="T23">42:</text:span><text:span text:style-name="T23"/></text:p>
            <text:p text:style-name="P15" loext:marker-style-name="T23"><text:span text:style-name="T23">43:</text:span><text:span text:style-name="T23"/></text:p>
            <text:p text:style-name="P15" loext:marker-style-name="T23"><text:span text:style-name="T23">44: 45:46:47:</text:span><text:span text:style-name="T23"/></text:p>
          </table:table-cell>
          <table:table-cell table:style-name="Table2.A1" office:value-type="string">
            <text:p text:style-name="P9" loext:marker-style-name="T19"><text:span text:style-name="T19">#include &lt;linux/cdev.h&gt;</text:span><text:span text:style-name="T19"/></text:p>
            <text:p text:style-name="P9" loext:marker-style-name="T19"><text:span text:style-name="T19">#include &lt;asm/uaccess.h&gt;</text:span><text:span text:style-name="T19"/></text:p>
            <text:p text:style-name="P9" loext:marker-style-name="T19"><text:span text:style-name="T19">#include &lt;linux/module.h&gt;</text:span><text:span text:style-name="T19"/></text:p>
            <text:p text:style-name="P9" loext:marker-style-name="T19"><text:span text:style-name="T19">#include &lt;linux/init.h&gt; </text:span><text:span text:style-name="T19"/></text:p>
            <text:p text:style-name="P9" loext:marker-style-name="T19"><text:span text:style-name="T19">#include &lt;linux/kernel.h&gt; </text:span><text:span text:style-name="T19"/></text:p>
            <text:p text:style-name="P9" loext:marker-style-name="T19"><text:span text:style-name="T19">#include &lt;linux/types.h&gt; </text:span><text:span text:style-name="T19"/></text:p>
            <text:p text:style-name="P9" loext:marker-style-name="T19"><text:span text:style-name="T19">#include &lt;linux/kdev_t.h&gt; </text:span><text:span text:style-name="T19"/></text:p>
            <text:p text:style-name="P9" loext:marker-style-name="T19"><text:span text:style-name="T19">#include &lt;linux/fs.h&gt;</text:span><text:span text:style-name="T19"/></text:p>
            <text:p text:style-name="P20" loext:marker-style-name="T19"/>
            <text:p text:style-name="P9" loext:marker-style-name="T19"><text:span text:style-name="T19">static dev_t hello_dev;</text:span><text:span text:style-name="T19"/></text:p>
            <text:p text:style-name="P9" loext:marker-style-name="T19"><text:span text:style-name="T19">struct cdev hello_cdev;</text:span><text:span text:style-name="T19"/></text:p>
            <text:p text:style-name="P9" loext:marker-style-name="T19"><text:span text:style-name="T19">static char buffer[64];</text:span><text:span text:style-name="T19"/></text:p>
            <text:p text:style-name="P9" loext:marker-style-name="T19"><text:span text:style-name="T19">ssize_t hello_read(struct file *filp, char __user *buf, size_t count, loff_t *f_pos)</text:span><text:span text:style-name="T19"/></text:p>
            <text:p text:style-name="P9" loext:marker-style-name="T19"><text:soft-page-break/><text:span text:style-name="T19">{</text:span><text:span text:style-name="T19"/></text:p>
            <text:p text:style-name="P9" loext:marker-style-name="T19"><text:span text:style-name="T19"><text:s text:c="4"/>printk(KERN_INFO "Dummy read (count=%d, offset=%d)\n", (int)count, (int)*f_pos );</text:span><text:span text:style-name="T19"/></text:p>
            <text:p text:style-name="P20" loext:marker-style-name="T19"/>
            <text:p text:style-name="P9" loext:marker-style-name="T19"><text:span text:style-name="T19"><text:s text:c="4"/>return 1;</text:span><text:span text:style-name="T19"/></text:p>
            <text:p text:style-name="P9" loext:marker-style-name="T19"><text:span text:style-name="T19">}</text:span><text:span text:style-name="T19"/></text:p>
            <text:p text:style-name="P9" loext:marker-style-name="T19"><text:span text:style-name="T19">struct file_operations hello_fops = {</text:span><text:span text:style-name="T19"/></text:p>
            <text:p text:style-name="P9" loext:marker-style-name="T19"><text:span text:style-name="T19"><text:s text:c="4"/>.owner = THIS_MODULE,</text:span><text:span text:style-name="T19"/></text:p>
            <text:p text:style-name="P9" loext:marker-style-name="T19"><text:span text:style-name="T19"><text:s text:c="4"/>.read = hello_read,</text:span><text:span text:style-name="T19"/></text:p>
            <text:p text:style-name="P9" loext:marker-style-name="T19"><text:span text:style-name="T19">};</text:span><text:span text:style-name="T19"/></text:p>
            <text:p text:style-name="P9" loext:marker-style-name="T19"><text:span text:style-name="T19">static int __init hello_module_init(void)</text:span><text:span text:style-name="T19"/></text:p>
            <text:p text:style-name="P9" loext:marker-style-name="T19"><text:span text:style-name="T19">{</text:span><text:span text:style-name="T19"/></text:p>
            <text:p text:style-name="P9" loext:marker-style-name="T19"><text:span text:style-name="T19"><text:s text:c="4"/>printk(KERN_INFO "Loading HelloWorld_module\n");</text:span><text:span text:style-name="T19"/></text:p>
            <text:p text:style-name="P20" loext:marker-style-name="T19"/>
            <text:p text:style-name="P9" loext:marker-style-name="T19"><text:span text:style-name="T19"><text:s text:c="4"/>alloc_chrdev_region(&amp;hello_dev, 0, 1, "hello_dev");</text:span><text:span text:style-name="T19"/></text:p>
            <text:p text:style-name="P9" loext:marker-style-name="T19"><text:span text:style-name="T19"><text:s text:c="4"/>printk(KERN_INFO "%s\n", format_dev_t(buffer, hello_dev));</text:span><text:span text:style-name="T19"/></text:p>
            <text:p text:style-name="P20" loext:marker-style-name="T19"/>
            <text:p text:style-name="P9" loext:marker-style-name="T19"><text:span text:style-name="T19"><text:s text:c="4"/>cdev_init(&amp;hello_cdev, &amp;hello_fops);</text:span><text:span text:style-name="T19"/></text:p>
            <text:p text:style-name="P9" loext:marker-style-name="T19"><text:span text:style-name="T19"><text:s text:c="4"/>hello_cdev.owner = THIS_MODULE;</text:span><text:span text:style-name="T19"/></text:p>
            <text:p text:style-name="P9" loext:marker-style-name="T19"><text:span text:style-name="T19"><text:s text:c="4"/>cdev_add(&amp;hello_cdev, hello_dev, 1);</text:span><text:span text:style-name="T19"/></text:p>
            <text:p text:style-name="P20" loext:marker-style-name="T19"/>
            <text:p text:style-name="P9" loext:marker-style-name="T19"><text:span text:style-name="T19"><text:s text:c="4"/>return 0;</text:span><text:span text:style-name="T19"/></text:p>
            <text:p text:style-name="P9" loext:marker-style-name="T19"><text:span text:style-name="T19">}</text:span><text:span text:style-name="T19"/></text:p>
            <text:p text:style-name="P20" loext:marker-style-name="T19"/>
            <text:p text:style-name="P9" loext:marker-style-name="T19"><text:span text:style-name="T19">static void __exit hello_module_cleanup(void)</text:span><text:span text:style-name="T19"/></text:p>
            <text:p text:style-name="P9" loext:marker-style-name="T19"><text:span text:style-name="T19">{</text:span><text:span text:style-name="T19"/></text:p>
            <text:p text:style-name="P9" loext:marker-style-name="T19"><text:span text:style-name="T19"><text:s text:c="4"/>printk(KERN_INFO "Cleaning-up hello_dev.\n");</text:span><text:span text:style-name="T19"/></text:p>
            <text:p text:style-name="P20" loext:marker-style-name="T19"/>
            <text:p text:style-name="P9" loext:marker-style-name="T19"><text:span text:style-name="T19"><text:s text:c="4"/>cdev_del(&amp;hello_cdev);</text:span><text:span text:style-name="T19"/></text:p>
            <text:p text:style-name="P9" loext:marker-style-name="T19"><text:span text:style-name="T19"><text:s text:c="4"/>unregister_chrdev_region(hello_dev, 1);</text:span><text:span text:style-name="T19"/></text:p>
            <text:p text:style-name="P9" loext:marker-style-name="T19"><text:span text:style-name="T19">}</text:span><text:span text:style-name="T19"/></text:p>
            <text:p text:style-name="P20" loext:marker-style-name="T19"/>
            <text:p text:style-name="P9" loext:marker-style-name="T19"><text:span text:style-name="T19">module_init(hello_module_init);</text:span><text:span text:style-name="T19"/></text:p>
            <text:p text:style-name="P9" loext:marker-style-name="T19"><text:span text:style-name="T19">module_exit(hello_module_cleanup);</text:span><text:span text:style-name="T19"/></text:p>
            <text:p text:style-name="P9" loext:marker-style-name="T19"><text:span text:style-name="T19">MODULE_AUTHOR("Your Name");</text:span><text:span text:style-name="T19"/></text:p>
            <text:p text:style-name="P9" loext:marker-style-name="T7"><text:span text:style-name="T19">MODULE_LICENSE("GPL");</text:span><text:span text:style-name="T49"/></text:p>
          </table:table-cell>
        </table:table-row>
      </table:table>
      <text:p text:style-name="Standard">The file contains the source code of the kernel module;</text:p>
      <text:list text:style-name="WWNum5">
        <text:list-item>
          <text:p text:style-name="P7"><text:span text:style-name="T4">Lines 0-7</text:span> include the required header files containing the function prototypes and the data structure needed to write a kernel module;</text:p>
        </text:list-item>
        <text:list-item>
          <text:p text:style-name="P7"><text:span text:style-name="T4">Lines 9-42</text:span> are identical to those discussed during the lecture for module 5;</text:p>
        </text:list-item>
        <text:list-item>
          <text:p text:style-name="P7"><text:span text:style-name="T4">Line 44</text:span> declares the function used as the module initialization function;</text:p>
        </text:list-item>
        <text:list-item>
          <text:p text:style-name="P7"><text:span text:style-name="T4">Line 45</text:span> declares the function used as the module cleanup function;</text:p>
        </text:list-item>
        <text:list-item>
          <text:p text:style-name="P7"><text:span text:style-name="T4">Lines 46 and 47</text:span> declare the author of the source code and the license used to distribute it.</text:p>
        </text:list-item>
      </text:list>
      <text:p text:style-name="Standard">Finally, in the same directory, create a file named <text:span text:style-name="T28">Makefile </text:span>with the following content. Ensure that all indented lines use tabs, not spaces, as using spaces will cause errors later in the lab. <text:span text:style-name="T29">You will need to manually add the tabs to the indented lines, as copying and pasting may cause problems.</text:span></text:p>
      <table:table table:name="Table3" table:style-name="Table3">
        <table:table-column table:style-name="Table3.A"/>
        <table:table-column table:style-name="Table3.B"/>
        <table:table-row table:style-name="Table3.1">
          <table:table-cell table:style-name="Table3.A1" office:value-type="string">
            <text:p text:style-name="P15" loext:marker-style-name="T23"><text:span text:style-name="T23">0:</text:span><text:span text:style-name="T23"/></text:p>
            <text:p text:style-name="P15" loext:marker-style-name="T23"><text:span text:style-name="T24"><text:sequence text:ref-name="ref40" text:name="" text:formula="ooow:+1" style:num-format="1">1</text:sequence></text:span><text:span text:style-name="T23">:</text:span></text:p>
            <text:p text:style-name="P15" loext:marker-style-name="T23"><text:span text:style-name="T24"><text:sequence text:ref-name="ref41" text:name="" text:formula="ooow:+1" style:num-format="1">2</text:sequence></text:span><text:span text:style-name="T23">:</text:span></text:p>
            <text:p text:style-name="P15" loext:marker-style-name="T23"><text:span text:style-name="T24"><text:sequence text:ref-name="ref42" text:name="" text:formula="ooow:+1" style:num-format="1">3</text:sequence></text:span><text:span text:style-name="T23">:</text:span></text:p>
            <text:p text:style-name="P15" loext:marker-style-name="T23"><text:span text:style-name="T24"><text:sequence text:ref-name="ref43" text:name="" text:formula="ooow:+1" style:num-format="1">4</text:sequence></text:span><text:span text:style-name="T23">:</text:span></text:p>
            <text:p text:style-name="P15" loext:marker-style-name="T23"><text:span text:style-name="T24"><text:sequence text:ref-name="ref44" text:name="" text:formula="ooow:+1" style:num-format="1">5</text:sequence></text:span><text:span text:style-name="T23">:</text:span></text:p>
            <text:p text:style-name="P15" loext:marker-style-name="T23"><text:span text:style-name="T24"><text:sequence text:ref-name="ref45" text:name="" text:formula="ooow:+1" style:num-format="1">6</text:sequence></text:span><text:span text:style-name="T23">:</text:span></text:p>
            <text:p text:style-name="P15" loext:marker-style-name="T23"><text:span text:style-name="T24"><text:sequence text:ref-name="ref46" text:name="" text:formula="ooow:+1" style:num-format="1">7</text:sequence></text:span><text:span text:style-name="T23">:</text:span></text:p>
            <text:p text:style-name="P15" loext:marker-style-name="T23"><text:span text:style-name="T24"><text:sequence text:ref-name="ref47" text:name="" text:formula="ooow:+1" style:num-format="1">8</text:sequence></text:span><text:span text:style-name="T23">:</text:span></text:p>
            <text:p text:style-name="P15" loext:marker-style-name="T23"><text:span text:style-name="T24"><text:sequence text:ref-name="ref48" text:name="" text:formula="ooow:+1" style:num-format="1">9</text:sequence></text:span><text:span text:style-name="T23">:</text:span></text:p>
            <text:p text:style-name="P15" loext:marker-style-name="T23"><text:span text:style-name="T24"><text:sequence text:ref-name="ref49" text:name="" text:formula="ooow:+1" style:num-format="1">10</text:sequence></text:span><text:span text:style-name="T23">:</text:span></text:p>
            <text:p text:style-name="P15" loext:marker-style-name="T23"><text:soft-page-break/><text:span text:style-name="T24"><text:sequence text:ref-name="ref50" text:name="" text:formula="ooow:+1" style:num-format="1">11</text:sequence></text:span><text:span text:style-name="T23">:</text:span></text:p>
            <text:p text:style-name="P15" loext:marker-style-name="T23"><text:span text:style-name="T24"><text:sequence text:ref-name="ref51" text:name="" text:formula="ooow:+1" style:num-format="1">12</text:sequence></text:span><text:span text:style-name="T23">:</text:span></text:p>
            <text:p text:style-name="P15" loext:marker-style-name="T23"><text:span text:style-name="T24"><text:sequence text:ref-name="ref52" text:name="" text:formula="ooow:+1" style:num-format="1">13</text:sequence></text:span><text:span text:style-name="T23">:</text:span></text:p>
            <text:p text:style-name="P15" loext:marker-style-name="T23"><text:span text:style-name="T23">14:</text:span><text:span text:style-name="T23"/></text:p>
          </table:table-cell>
          <table:table-cell table:style-name="Table3.A1" office:value-type="string">
            <text:p text:style-name="P9" loext:marker-style-name="T7"><text:span text:style-name="T7">obj-m := hello.o</text:span><text:span text:style-name="T7"/></text:p>
            <text:p text:style-name="P21" loext:marker-style-name="T7"/>
            <text:p text:style-name="P9" loext:marker-style-name="T7"><text:span text:style-name="T7">SRC := $(shell pwd)</text:span><text:span text:style-name="T7"/></text:p>
            <text:p text:style-name="P21" loext:marker-style-name="T7"/>
            <text:p text:style-name="P9" loext:marker-style-name="T7"><text:span text:style-name="T7">all:</text:span><text:span text:style-name="T7"/></text:p>
            <text:p text:style-name="P9" loext:marker-style-name="T7"><text:span text:style-name="T7"><text:s text:c="7"/>$(MAKE) -C $(KERNEL_SRC) M=$(SRC)</text:span><text:span text:style-name="T7"/></text:p>
            <text:p text:style-name="P21" loext:marker-style-name="T7"/>
            <text:p text:style-name="P9" loext:marker-style-name="T7"><text:span text:style-name="T7">modules_install:</text:span><text:span text:style-name="T7"/></text:p>
            <text:p text:style-name="P9" loext:marker-style-name="T7"><text:span text:style-name="T7"><text:s text:c="7"/>$(MAKE) INSTALL_MOD_DIR=kernel/drivers/my_mod -C $(KERNEL_SRC) M=$(SRC) modules_install</text:span><text:span text:style-name="T7"/></text:p>
            <text:p text:style-name="P21" loext:marker-style-name="T7"/>
            <text:p text:style-name="P9" loext:marker-style-name="T7"><text:soft-page-break/><text:span text:style-name="T7">clean:</text:span><text:span text:style-name="T7"/></text:p>
            <text:p text:style-name="P9" loext:marker-style-name="T7"><text:span text:style-name="T7"><text:s text:c="7"/>rm -f *.o *~ core .depend .*.cmd *.ko *.mod.c</text:span><text:span text:style-name="T7"/></text:p>
            <text:p text:style-name="P9" loext:marker-style-name="T7"><text:span text:style-name="T7"><text:s text:c="7"/>rm -f Module.markers Module.symvers modules.order</text:span><text:span text:style-name="T7"/></text:p>
            <text:p text:style-name="P9" loext:marker-style-name="T7"><text:span text:style-name="T7"><text:s text:c="7"/>rm -rf .tmp_versions Modules.symvers</text:span><text:span text:style-name="T7"/></text:p>
          </table:table-cell>
        </table:table-row>
      </table:table>
      <text:p text:style-name="Standard">The file describes how the source code will be built and where the output binary will be placed, specifically:</text:p>
      <text:list text:style-name="WWNum6">
        <text:list-item>
          <text:p text:style-name="P8"><text:span text:style-name="T4">Lines 0-5</text:span> define the object module to be created, locate the current directory, and invoke the build command, which refers to the source and kernel source symbols maintained by Yocto;</text:p>
        </text:list-item>
        <text:list-item>
          <text:p text:style-name="P8"><text:span text:style-name="T4">Lines 7-9</text:span> define the operations required to install the loadable kernel module resulting from the compilation. In this example, the object will be installed in the root file system under the<text:span text:style-name="T17"> /lib/modules/&lt;kernel version&gt;/kernel/drivers/my_mod</text:span> directory.</text:p>
        </text:list-item>
        <text:list-item>
          <text:p text:style-name="P8"><text:span text:style-name="T4">Lines 11-14</text:span> define the operations performed when cleaning the build outputs (that is, removing the temporary files and the compilation outputs).</text:p>
        </text:list-item>
      </text:list>
      <text:p text:style-name="Standard">Once these operations are completed, you have to tell the machine layer configuration to include the new driver. For this purpose, edit the<text:span text:style-name="T30"> </text:span><text:span text:style-name="T31">local.conf</text:span><text:span text:style-name="T30"> </text:span>file</text:p>
      <text:p text:style-name="Standard" loext:marker-style-name="T6"><text:s/><text:span text:style-name="T6">gedit ~/raspberrypi5/rpi-build/conf/local.conf</text:span><text:span text:style-name="T6"/></text:p>
      <text:p text:style-name="Standard">Add the following statement as the last line of the file:</text:p>
      <text:p text:style-name="P9" loext:marker-style-name="T5"><text:span text:style-name="T5">IMAGE_INSTALL:append = " hello"</text:span><text:span text:style-name="T5"/></text:p>
      <text:p text:style-name="Standard">Make sure to include a space between the first quotation mark and the start of the module name ‘<text:span text:style-name="T4">hello</text:span>’. This line tells Yocto that when building Linux, the newly created device driver should be built and included in the root file system.</text:p>
      <text:h text:style-name="Heading_20_2" text:outline-level="2" loext:marker-style-name="T1"><text:span text:style-name="T1">Building and deploying the new system</text:span><text:span text:style-name="T1"/></text:h>
      <text:p text:style-name="Standard">You are now ready to build the new system as follows:</text:p>
      <text:p text:style-name="P9" loext:marker-style-name="T15"><text:span text:style-name="T15">cd ～/raspberrypi5/rpi-build</text:span><text:span text:style-name="T15"/></text:p>
      <text:p text:style-name="P9" loext:marker-style-name="T15"><text:span text:style-name="T15">bitbake -c clean rpi-test-image</text:span><text:span text:style-name="T15"/></text:p>
      <text:p text:style-name="P9" loext:marker-style-name="T15"><text:span text:style-name="T15">bitbake rpi-test-image</text:span><text:span text:style-name="T15"/></text:p>
      <text:p text:style-name="P17" loext:marker-style-name="T15"/>
      <text:p text:style-name="P22">During the build, the compiler may detect a discrepancy in the license reference. Copy and paste the suggested reference (“the new md5 checksum is..”) into your <text:span text:style-name="T4">hello_1.0.bb </text:span>file where it says "md5=...." and start the build again with</text:p>
      <text:p text:style-name="P9" loext:marker-style-name="T15"><text:span text:style-name="T15">bitbake rpi-test-image</text:span><text:span text:style-name="T15"/></text:p>
      <text:p text:style-name="P22"/>
      <text:p text:style-name="P24"><text:soft-page-break/><text:span text:style-name="T4">Note</text:span>: If the `bitbake` execution reports an <text:span text:style-name="T4">ERROR</text:span>, such as a <text:span text:style-name="T4">PermissionError</text:span> or a <text:span text:style-name="T4">User namespaces </text:span>error, you need to make a temporary change to your Ubuntu security profile to enable `bitbake` to run:</text:p>
      <text:p text:style-name="P23" loext:marker-style-name="T32"><text:span text:style-name="T32">sudo su</text:span><text:span text:style-name="T32"/></text:p>
      <text:p text:style-name="P23" loext:marker-style-name="T32"><text:span text:style-name="T32">echo 0 &gt; /proc/sys/kernel/apparmor_restrict_unprivileged_userns</text:span><text:span text:style-name="T32"/></text:p>
      <text:p text:style-name="P23" loext:marker-style-name="T32"><text:span text:style-name="T32">exit</text:span><text:span text:style-name="T32"/></text:p>
      <text:p text:style-name="P22">See <text:a xlink:type="simple" xlink:href="https://lists.yoctoproject.org/g/yocto/topic/workaround_for_uid_map_error/106192359" text:style-name="Internet_20_link" text:visited-style-name="Visited_20_Internet_20_Link"><text:span text:style-name="Internet_20_link">https://lists.yoctoproject.org/g/yocto/topic/workaround_for_uid_map_error/106192359</text:span></text:a> for more details</text:p>
      <text:p text:style-name="P22"/>
      <text:p text:style-name="Standard">After a while, a new Micro SD card image will be available, which you can deploy to the Micro SD as follows (assuming the Micro SD is available to the PC as <text:span text:style-name="T13">/dev/sdb</text:span>). Alternatively, you can use a program of your choice to flash the image.</text:p>
      <text:p text:style-name="Standard"/>
      <text:p text:style-name="Standard">First, run the:</text:p>
      <text:p text:style-name="P25" loext:marker-style-name="T32"><text:span text:style-name="T32">sudo fdisk -l</text:span><text:span text:style-name="T32"/></text:p>
      <text:p text:style-name="Standard">command to determine which device to flash to (plug in and unplug the SD card to identify it). In this example, the SD card is under the name “<text:span text:style-name="T4">sdb</text:span>” (this may differ in your environment). Next, ensure that the device is unmounted. This can be done using the following command:</text:p>
      <text:p text:style-name="P25" loext:marker-style-name="T32"><text:span text:style-name="T32">sudo umount /dev/sdb*</text:span><text:span text:style-name="T32"/></text:p>
      <text:p text:style-name="Standard">Once this is done, use the following command to copy the image to the SD card (substitute any folder names and device names to match your specific environment).</text:p>
      <text:p text:style-name="Standard" loext:marker-style-name="T18"><text:span text:style-name="T18">sudo dd bs=1M if=/home/user/raspberrypi5/rpi-build/tmp-glibc/deploy/images/raspberrypi5/rpi-basic-image-raspberrypi5.rootfs.rpi-sdimg of=/dev/sdb</text:span><text:span text:style-name="T18"/></text:p>
      <text:p text:style-name="Standard" loext:marker-style-name="T37">Note that if this is not done correctly, the image flashed to the SD card may cause problems when attempting to power on the board. If this happens, retry the process and ensure that it is completed properly, or use a flashing program to automate the process.<text:span text:style-name="T37"/></text:p>
      <text:p text:style-name="Standard">While the SD card is still connected to the development host, use the following commands to navigate to the <text:span text:style-name="T4">etc</text:span> folder on the SD card (assuming the device has been mounted).</text:p>
      <text:p text:style-name="Standard"/>
      <text:p text:style-name="Standard">If it has not been mounted, then mount it with the following command:</text:p>
      <text:p text:style-name="Standard">sudo mount /dev/sdb2 /mnt</text:p>
      <text:p text:style-name="P19" loext:marker-style-name="T18"><text:soft-page-break/></text:p>
      <text:p text:style-name="P9" loext:marker-style-name="T38"><text:span text:style-name="T38">cd /media/user/SD_name/etc – Use the ls command to find the name of the SD card in the user folder.</text:span><text:span text:style-name="T38"/></text:p>
      <text:p text:style-name="P26" loext:marker-style-name="T39"/>
      <text:p text:style-name="P11">Then, use a terminal text editor to open the shadow file.</text:p>
      <text:p text:style-name="P11"/>
      <text:p text:style-name="P12" loext:marker-style-name="T39"><text:span text:style-name="T15">sudo vim shadow</text:span></text:p>
      <text:p text:style-name="P11"/>
      <text:p text:style-name="P11">or</text:p>
      <text:p text:style-name="P11"/>
      <text:p text:style-name="P12">sudo gedit shadow</text:p>
      <text:p text:style-name="P11"/>
      <text:p text:style-name="P11">Check that there are no characters between the first two colons in the first line. If there are, remove them so that the first line appears as follows:</text:p>
      <text:p text:style-name="P11"/>
      <text:p text:style-name="P12" loext:marker-style-name="T15"><draw:custom-shape text:anchor-type="char" draw:z-index="8" draw:name="Straight Arrow Connector 4" draw:style-name="gr1" draw:text-style-name="P28" svg:width="0.1835in" svg:height="0.0012in" svg:x="0.2799in" svg:y="0.1307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span text:style-name="T15">root::17728:0:99999:7:::</text:span><text:span text:style-name="T15"/></text:p>
      <text:p text:style-name="P18" loext:marker-style-name="T15"/>
      <text:p text:style-name="P11">Then, save the file and exit the text editor.</text:p>
      <text:p text:style-name="P18" loext:marker-style-name="T15"/>
      <text:h text:style-name="Heading_20_2" text:outline-level="2" loext:marker-style-name="T1"><text:span text:style-name="T1">Running the module</text:span><text:span text:style-name="T1"/></text:h>
      <text:p text:style-name="Standard">After booting the new Linux system, you can verify whether the build process was completed successfully. After logging into the Raspberry Pi 5 as the root user (no password), enter the following commands:</text:p>
      <text:p text:style-name="P9" loext:marker-style-name="T15"><text:span text:style-name="T15">root@raspberrypi5:/# ls -la /lib/modules/6.x.xx/kernel/drivers/my_mod</text:span><text:span text:style-name="T15"/></text:p>
      <text:p text:style-name="P9" loext:marker-style-name="T15"><text:span text:style-name="T15">drwxr-xr-x <text:s/>3 root root 1024 May 15 08:47 .</text:span><text:span text:style-name="T15"/></text:p>
      <text:p text:style-name="P9" loext:marker-style-name="T15"><text:span text:style-name="T15">drwxr-xr-x 16 root root 1024 May 10 12:09 ..</text:span><text:span text:style-name="T15"/></text:p>
      <text:p text:style-name="P9" loext:marker-style-name="T15"><text:span text:style-name="T15">-rw-r--r-- <text:s/>1 root root 5384 May 11 08:05 hello.ko.xz</text:span><text:span text:style-name="T15"/></text:p>
      <text:p text:style-name="P9" loext:marker-style-name="T15"><text:span text:style-name="T15">root@raspberrypi5:/#</text:span><text:span text:style-name="T15"/></text:p>
      <text:p text:style-name="Standard">If you can’t find the directory containing the kernel module, change to the <text:span text:style-name="T4">drivers </text:span>directory and run the following <text:s/>command:</text:p>
      <text:p text:style-name="Standard"><text:span text:style-name="T15">root@raspberrypi5:/# find . -name "hello.ko.xz"</text:span></text:p>
      <text:p text:style-name="Standard">This directory in the root file system contains <text:span text:style-name="T28">hello.ko.xz</text:span>, which is the compressed kernel object that includes the binary code for the loadable kernel module.</text:p>
      <text:p text:style-name="Standard">You can now insert the module into the kernel as follows:</text:p>
      <text:p text:style-name="P9" loext:marker-style-name="T17"><text:span text:style-name="T17">root@raspberrypi5:/# insmod /lib/modules/6.x.xx/kernel/drivers/my_mod/hello.ko.xz</text:span><text:span text:style-name="T17"/></text:p>
      <text:p text:style-name="P9" loext:marker-style-name="T17"><text:span text:style-name="T17">[ 363.669107] Loading HelloWorld_module</text:span><text:span text:style-name="T17"/></text:p>
      <text:p text:style-name="P9" loext:marker-style-name="T17"><text:span text:style-name="T17">[ 363.672846] 243:0</text:span><text:span text:style-name="T17"/></text:p>
      <text:p text:style-name="Standard">The output messages indicate that the module has been loaded correctly, with major number <text:span text:style-name="T4">243 </text:span>and minor number <text:span text:style-name="T4">0</text:span>.</text:p>
      <text:p text:style-name="Standard"/>
      <text:p text:style-name="Standard"><text:soft-page-break/>If this output is not immediately visible, you can view it using the <text:span text:style-name="T33">dmesg </text:span>command, which displays kernel log information.</text:p>
      <text:p text:style-name="Standard"/>
      <text:p text:style-name="Standard">You can attach this module to a file with the <text:span text:style-name="T33">mknod</text:span><text:span text:style-name="T21"> </text:span>command:</text:p>
      <text:p text:style-name="Standard"/>
      <text:p text:style-name="Standard" loext:marker-style-name="T32"><text:span text:style-name="T32">mknod /dev/hello c 243 0</text:span><text:span text:style-name="T32"/></text:p>
      <text:p text:style-name="Standard">and then read data from it with <text:span text:style-name="T33">cat</text:span>, <text:span text:style-name="T33">head</text:span>, or <text:span text:style-name="T33">dd.</text:span></text:p>
      <text:p text:style-name="Standard"/>
      <text:p text:style-name="Standard">Check the kernel logs again with <text:span text:style-name="T33">dmesg</text:span> to see the read actions taking place.</text:p>
      <text:p text:style-name="Standard">Finally, to remove the kernel module, do the following:</text:p>
      <text:p text:style-name="P9" loext:marker-style-name="T17"><text:span text:style-name="T17">root@raspberrypi5:/# rmmod hello</text:span><text:span text:style-name="T17"/></text:p>
      <text:p text:style-name="P9" loext:marker-style-name="T17"><text:span text:style-name="T17">[ 475.900838] Cleaning-up hello_dev.</text:span><text:span text:style-name="T17"/></text:p>
      <text:p text:style-name="Standard">The message indicates that the module cleanup function executed correctly.</text:p>
      <text:p text:style-name="Standard"/>
      <text:h text:style-name="Heading_20_1" text:outline-level="1" loext:marker-style-name="T40"><text:span text:style-name="T40">post-lab practice</text:span><text:span text:style-name="T40"/></text:h>
      <text:p text:style-name="Standard" loext:marker-style-name="T46"><text:span text:style-name="T41">From this lab session onward, we will implement a bigger challenge using the Raspberry Pi 5 board to accomplish a practical task. The overall workload is evenly distributed across each lab session, and failing to complete this session will affect the next two sessions. In this session, we will continue to practice with kernel modules and BitBake usage.</text:span><text:span text:style-name="T41"/></text:p>
      <text:p text:style-name="Standard" loext:marker-style-name="T47"><text:span text:style-name="T43">Configure the corresponding files to autoload the “</text:span><text:span text:style-name="T45">hello</text:span><text:span text:style-name="T43">” kernel module.</text:span></text:p>
      <text:p text:style-name="Standard">Assuming you have completed the lab exercise above, remove the SD card from the Raspberry Pi 5 board, insert it into the SD card reader, and re-connect it to your host PC.</text:p>
      <text:p text:style-name="Standard">The required step for autoloading a module is to modify the <text:span text:style-name="T34">local.conf</text:span><text:span text:style-name="T20"> file located in the </text:span><text:span text:style-name="T34">raspberrypi5/rpi-build/conf/</text:span><text:span text:style-name="T20"> directory. Open it and add</text:span> a new line at the end of the file: </text:p>
      <text:p text:style-name="P9" loext:marker-style-name="T5"><text:span text:style-name="T5">KERNEL_MODULE_AUTOLOAD:append = " hello"</text:span><text:span text:style-name="T5"/></text:p>
      <text:p text:style-name="Standard">The <text:span text:style-name="T32">“</text:span><text:span text:style-name="T35">hello</text:span><text:span text:style-name="T32">”</text:span> refers to the name of the kernel module to be autoloaded. If you want to autoload multiple modules, simply list them with a single space between each.</text:p>
      <text:p text:style-name="Standard">Then, switch to the “<text:span text:style-name="T20">~/</text:span><text:span text:style-name="T11">raspberrypi5</text:span><text:span text:style-name="T10">” </text:span><text:span text:style-name="T27">directory </text:span>and setup the build environment using the following command:</text:p>
      <text:p text:style-name="P9" loext:marker-style-name="T5"><text:soft-page-break/><text:span text:style-name="T5">source sources/poky/oe-init-build-env rpi-build</text:span><text:span text:style-name="T5"/></text:p>
      <text:p text:style-name="Standard">Next, make sure you are at the <text:span text:style-name="T14">build</text:span> directory and build the new system using:</text:p>
      <text:p text:style-name="P9" loext:marker-style-name="T15"><text:span text:style-name="T15">bitbake -c clean rpi-test-image</text:span><text:span text:style-name="T15"/></text:p>
      <text:p text:style-name="P9" loext:marker-style-name="T15"><text:span text:style-name="T15">bitbake rpi-test-image</text:span><text:span text:style-name="T15"/></text:p>
      <text:p text:style-name="Standard">Copy the new Micro SD card image as done in the labs.</text:p>
      <text:p text:style-name="P22" loext:marker-style-name="T38"><text:span text:style-name="T38">sudo dd bs=1M if=/home/user/raspberrypi5/rpi-build/tmp-glibc/deploy/images/raspberrypi5/rpi-test-image-raspberrypi5.rpi-sdimg of=/dev/sdc</text:span><text:span text:style-name="T38"/></text:p>
      <text:p text:style-name="Standard">Now test whether the module is autoloaded. Insert the SD card back into the Raspberry Pi 5 board and boot it. Connect your Raspberry Pi 5 board to the host PC and open <text:span text:style-name="T4">Minicom</text:span>, or connect the Raspberry Pi 5 board to an HDMI display and keyboard.</text:p>
      <text:p text:style-name="Standard">After logging in as the root user (no password), run the `<text:span text:style-name="T36">dmesg</text:span>` command. You should see in the boot logs that the <text:span text:style-name="T4">HelloWorld_module </text:span>was automatically loaded during boot.</text:p>
      <text:p text:style-name="Standard">Running the following command should return an error because the module is already loaded:</text:p>
      <text:p text:style-name="P9" loext:marker-style-name="T17"><text:span text:style-name="T17">insmod /lib/modules/6.x.xx/kernel/drivers/my_mod/hello.ko.xz</text:span><text:span text:style-name="T17"/></text:p>
      <text:p text:style-name="Standard">The error reported should say:</text:p>
      <text:p text:style-name="Standard" loext:marker-style-name="T32"><text:span text:style-name="T32">ERROR: could not insert module … hello.ko.xz: File exists</text:span><text:span text:style-name="T32"/></text:p>
      <text:p text:style-name="Standard">Alternatively, you can remove the kernel module immediately after booting by using the following command. This command should execute successfully.</text:p>
      <text:p text:style-name="P9" loext:marker-style-name="T17"><text:span text:style-name="T17">rmmod /lib/modules/6.x.xx /kernel/drivers/my_mod/hello.</text:span><text:span text:style-name="T17"><office:annotation office:name="__Annotation__1597_1762267140" loext:resolved="false"><dc:creator>Jeremy Singer</dc:creator><dc:date>2025-08-27T19:46:00</dc:date><meta:creator-initials>JS</meta:creator-initials><text:p>We removed the material on the atomic tanks game since meta-games is not supported on the latest Yocto LTS. Also this game might be slightly questionable - is it violent?</text:p></office:annotation></text:span><text:span text:style-name="T17">ko</text:span><office:annotation-end office:name="__Annotation__1597_1762267140"/><text:span text:style-name="T17">.xz</text:span></text:p>
      <text:p text:style-name="P27" loext:marker-style-name="T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svg:font-family="Courier"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system" style:font-pitch="variable"/>
    <style:font-face style:name="Liberation Sans" svg:font-family="'Liberation Sans'" style:font-family-generic="swiss" style:font-pitch="variable"/>
    <style:font-face style:name="Lucida Console" svg:font-family="'Lucida Consol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style:contextual-spacing="false" fo:line-height="115%" fo:text-align="start" style:justify-single-word="false" fo:orphans="2" fo:widows="2" style:writing-mode="lr-tb"/>
      <style:text-properties style:font-name="Calibri" fo:font-family="Calibri" style:font-family-generic="roman" style:font-pitch="variable"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text-align="center" style:justify-single-word="false"/>
      <style:text-properties fo:color="#365f90" loext:opacity="100%"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loext:graphic-properties draw:fill="solid" draw:fill-color="#4f81bd"/>
      <style:paragraph-properties fo:margin-top="0.139in" fo:margin-bottom="0in" style:contextual-spacing="false" fo:background-color="#4f81bd" fo:padding="0in" fo:border="3pt solid #4f81bd" style:shadow="none" fo:keep-with-next="always"/>
      <style:text-properties fo:text-transform="uppercase" fo:color="#ffffff" loext:opacity="100%" fo:letter-spacing="0.0102in" fo:font-weight="bold" fo:background-color="#4f81bd" style:font-weight-asian="bold" style:font-weight-complex="bold"/>
    </style:style>
    <style:style style:name="Heading_20_2" style:display-name="Heading 2" style:family="paragraph" style:parent-style-name="Standard" style:next-style-name="Standard" loext:linked-style-name="Heading_20_2_20_Char" style:default-outline-level="2" style:list-style-name="" style:class="text">
      <loext:graphic-properties draw:fill="solid" draw:fill-color="#dbe5f1"/>
      <style:paragraph-properties fo:margin-top="0.139in" fo:margin-bottom="0in" style:contextual-spacing="false" fo:background-color="#dbe5f1" fo:padding="0in" fo:border="3pt solid #dbe5f1" style:shadow="none" fo:keep-with-next="always"/>
      <style:text-properties fo:text-transform="uppercase" fo:letter-spacing="0.0102in" fo:background-color="#dbe5f1"/>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083in" fo:margin-bottom="0in" style:contextual-spacing="false" fo:padding-left="0.028in" fo:padding-right="0in" fo:padding-top="0.028in" fo:padding-bottom="0in" fo:border-left="0.74pt solid #4f81bd" fo:border-right="none" fo:border-top="0.74pt solid #4f81bd" fo:border-bottom="none"/>
      <style:text-properties fo:text-transform="uppercase" fo:color="#233e5f" loext:opacity="100%" fo:letter-spacing="0.0102in"/>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2083in" fo:margin-bottom="0in" style:contextual-spacing="false" fo:padding-left="0.028in" fo:padding-right="0in" fo:padding-top="0.028in" fo:padding-bottom="0in" fo:border-left="0.74pt dotted #4f81bd" fo:border-right="none" fo:border-top="0.74pt dotted #4f81bd" fo:border-bottom="none"/>
      <style:text-properties fo:text-transform="uppercase" fo:color="#365f90" loext:opacity="100%" fo:letter-spacing="0.0071in"/>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2083in" fo:margin-bottom="0in" style:contextual-spacing="false" fo:padding-left="0in" fo:padding-right="0in" fo:padding-top="0in" fo:padding-bottom="0.0138in" fo:border-left="none" fo:border-right="none" fo:border-top="none" fo:border-bottom="0.74pt solid #4f81bd"/>
      <style:text-properties fo:text-transform="uppercase" fo:color="#365f90" loext:opacity="100%" fo:letter-spacing="0.0071in"/>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2083in" fo:margin-bottom="0in" style:contextual-spacing="false" fo:padding-left="0in" fo:padding-right="0in" fo:padding-top="0in" fo:padding-bottom="0.0138in" fo:border-left="none" fo:border-right="none" fo:border-top="none" fo:border-bottom="0.74pt dotted #4f81bd"/>
      <style:text-properties fo:text-transform="uppercase" fo:color="#365f90" loext:opacity="100%" fo:letter-spacing="0.0071in"/>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2083in" fo:margin-bottom="0in" style:contextual-spacing="false"/>
      <style:text-properties fo:text-transform="uppercase" fo:color="#365f90" loext:opacity="100%" fo:letter-spacing="0.0071in"/>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2083in" fo:margin-bottom="0in" style: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2083in" fo:margin-bottom="0in" style:contextual-spacing="false"/>
      <style:text-properties fo:text-transform="uppercase" fo:font-size="9pt" fo:letter-spacing="0.0071in" fo:font-style="italic" style:font-size-asian="9pt" style:font-style-asian="italic" style:font-size-complex="9pt"/>
    </style:style>
    <style:style style:name="My_20_Numbered_20_List" style:display-name="My Numbered List" style:family="paragraph" style:parent-style-name="List_20_Paragraph" loext:linked-style-name="My_20_Numbered_20_List_20_Char_20_Char" style:list-style-name="WWNum1">
      <style:paragraph-properties fo:margin-left="0.25in"/>
    </style:style>
    <style:style style:name="Title" style:family="paragraph" style:parent-style-name="Standard" style:next-style-name="Standard" loext:linked-style-name="Title_20_Char" style:class="chapter">
      <style:paragraph-properties fo:margin-top="0.5in" fo:margin-bottom="0.139in" style:contextual-spacing="false"/>
      <style:text-properties fo:text-transform="uppercase" fo:color="#4f81bd" loext:opacity="100%" fo:font-size="26pt" fo:letter-spacing="0.0071in" style:letter-kerning="true" style:font-size-asian="26pt" style:font-size-complex="26pt"/>
    </style:style>
    <style:style style:name="Contents_20_2" style:display-name="Contents 2" style:family="paragraph" style:parent-style-name="Standard" style:next-style-name="Standard" style:class="index">
      <style:paragraph-properties fo:margin-left="0.139in" fo:margin-top="0.139in" fo:margin-bottom="0.0693in" style:contextual-spacing="false"/>
    </style:style>
    <style:style style:name="My_20_Code_20_Answer" style:display-name="My Code Answer" style:family="paragraph" style:parent-style-name="MyCode" loext:linked-style-name="My_20_Code_20_Answer_20_Char_20_Char">
      <style:text-properties fo:color="#ff0000" loext:opacity="100%"/>
    </style:style>
    <style:style style:name="List_20_Paragraph" style:display-name="List Paragraph" style:family="paragraph" style:parent-style-name="Standard" loext:linked-style-name="List_20_Paragraph_20_Char">
      <style:paragraph-properties fo:margin-left="0.5in" fo:margin-top="0.139in" fo:margin-bottom="0.139in" style:contextual-spacing="true"/>
    </style:style>
    <style:style style:name="MyCode-NoIndent" style:family="paragraph" style:parent-style-name="MyCode" loext:linked-style-name="MyCode-NoIndent_20_Char_20_Char">
      <style:paragraph-properties fo:margin-left="0in">
        <style:tab-stops>
          <style:tab-stop style:position="0.25in"/>
        </style:tab-stops>
      </style:paragraph-properties>
    </style:style>
    <style:style style:name="Contents_20_3" style:display-name="Contents 3" style:family="paragraph" style:parent-style-name="Standard" style:next-style-name="Standard" style:class="index">
      <style:paragraph-properties fo:margin-left="0.278in" fo:margin-top="0.139in" fo:margin-bottom="0.0693in" style:contextual-spacing="false"/>
    </style:style>
    <style:style style:name="MyCode" style:family="paragraph" style:parent-style-name="List_20_Paragraph" loext:linked-style-name="MyCode_20_Char_20_Char">
      <style:paragraph-properties fo:margin-left="0.25in">
        <style:tab-stops>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s>
      </style:paragraph-properties>
      <style:text-properties style:font-name="Lucida Console" fo:font-family="'Lucida Console'" style:font-family-generic="roman" style:font-pitch="variable" fo:font-size="9pt" fo:letter-spacing="-0.0055in" style:font-size-asian="9pt"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139in" fo:margin-bottom="0.6945in" style:contextual-spacing="false" fo:line-height="100%"/>
      <style:text-properties fo:text-transform="uppercase" fo:color="#565656" loext:opacity="100%" fo:font-size="12pt" fo:letter-spacing="0.0071in" style:font-size-asian="12pt" style:font-size-complex="12pt"/>
    </style:style>
    <style:style style:name="MCU-Specific" style:family="paragraph" style:parent-style-name="Standard" loext:linked-style-name="MCU-Specific_20_Char_20_Char">
      <style:text-properties fo:color="#b2a0c7" loext:opacity="100%" fo:font-weight="bold" style:font-weight-asian="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1" style:display-name="Normal (Web)1"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size-asian="12pt" style:font-size-complex="12pt"/>
    </style:style>
    <style:style style:name="Block_20_Text" style:display-name="Block Text" style:family="paragraph" style:parent-style-name="Standard" style:next-style-name="Standard" loext:linked-style-name="Block_20_Text_20_Char">
      <style:text-properties fo:font-style="italic" style:font-style-asian="italic" style:font-style-complex="italic"/>
    </style:style>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class="index">
      <style:paragraph-properties fo:margin-top="0.139in" fo:margin-bottom="0.0693in" style:contextual-spacing="false"/>
    </style:style>
    <style:style style:name="My_20_Answer" style:display-name="My Answer" style:family="paragraph" style:parent-style-name="My_20_Numbered_20_List" loext:linked-style-name="My_20_Answer_20_Char_20_Char" style:list-style-name="">
      <style:paragraph-properties fo:margin-left="0.25in"/>
      <style:text-properties fo:color="#ff0000" loext:opacity="100%"/>
    </style:style>
    <style:style style:name="Intense_20_Quote" style:display-name="Intense Quote" style:family="paragraph" style:parent-style-name="Standard" style:next-style-name="Standard" loext:linked-style-name="Intense_20_Quote_20_Char">
      <style:paragraph-properties fo:margin-left="0.9in" fo:margin-right="0.8in" fo:margin-top="0.139in" fo:margin-bottom="0in" style:contextual-spacing="false" fo:text-align="justify" style:justify-single-word="false" fo:padding-left="0.139in" fo:padding-right="0in" fo:padding-top="0.139in" fo:padding-bottom="0in" fo:border-left="0.51pt solid #4f81bd" fo:border-right="none" fo:border-top="0.51pt solid #4f81bd" fo:border-bottom="none"/>
      <style:text-properties fo:color="#4f81bd" loext:opacity="100%" fo:font-style="italic" style:font-style-asian="italic" style:font-style-complex="italic"/>
    </style:style>
    <style:style style:name="No_20_Spacing" style:display-name="No Spacing" style:family="paragraph" style:parent-style-name="Standard" loext:linked-style-name="No_20_Spacing_20_Char">
      <style:paragraph-properties fo:margin-top="0in" fo:margin-bottom="0in" style:contextual-spacing="false" fo:line-height="100%"/>
    </style:style>
    <style:style style:name="My_20_Bullet" style:display-name="My Bullet" style:family="paragraph" style:parent-style-name="List_20_Paragraph" loext:linked-style-name="My_20_Bullet_20_Char_20_Char" style:list-style-name="WWNum2">
      <style:paragraph-properties fo:margin-left="0.25in"/>
    </style:style>
    <style:style style:name="Marginalia" style:family="paragraph" style:parent-style-name="Standard" loext:linked-style-name="Comment_20_Text_20_Char" style:class="text"/>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Revision" style:family="paragraph">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style:language-asian="en" style:country-asian="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lock_20_Text_20_Char" style:display-name="Block Text Char" style:family="text" loext:linked-style-name="Block_20_Text">
      <style:text-properties fo:font-size="10pt" fo:font-style="italic" style:font-size-asian="10pt" style:font-style-asian="italic" style:font-size-complex="10pt" style:font-style-complex="italic"/>
    </style:style>
    <style:style style:name="Intense_20_Emphasis" style:display-name="Intense Emphasis" style:family="text">
      <style:text-properties fo:text-transform="uppercase" fo:color="#233e5f" loext:opacity="100%" fo:letter-spacing="0.0071in" fo:font-weight="bold" style:font-weight-asian="bold" style:font-weight-complex="bold"/>
    </style:style>
    <style:style style:name="List_20_Paragraph_20_Char" style:display-name="List Paragraph Char" style:family="text" loext:linked-style-name="List_20_Paragraph">
      <style:text-properties fo:font-size="10pt" style:font-size-asian="10pt" style:font-size-complex="10pt"/>
    </style:style>
    <style:style style:name="Header_20_Char" style:display-name="Header Char" style:family="text" loext:linked-style-name="Header">
      <style:text-properties fo:font-size="10pt" style:font-size-asian="10pt" style:font-size-complex="10pt"/>
    </style:style>
    <style:style style:name="Intense_20_Quote_20_Char" style:display-name="Intense Quote Char" style:family="text" loext:linked-style-name="Intense_20_Quote">
      <style:text-properties fo:color="#4f81bd" loext:opacity="100%" fo:font-size="10pt" fo:font-style="italic" style:font-size-asian="10pt" style:font-style-asian="italic" style:font-size-complex="10pt" style:font-style-complex="italic"/>
    </style:style>
    <style:style style:name="Heading_20_6_20_Char" style:display-name="Heading 6 Char" style:family="text" loext:linked-style-name="Heading_20_6">
      <style:text-properties fo:text-transform="uppercase" fo:color="#365f90" loext:opacity="100%" fo:letter-spacing="0.0071in"/>
    </style:style>
    <style:style style:name="My_20_Numbered_20_List_20_Char_20_Char" style:display-name="My Numbered List Char Char" style:family="text" loext:linked-style-name="My_20_Numbered_20_List">
      <style:text-properties fo:font-size="10pt" style:font-size-asian="10pt" style:font-size-complex="10pt"/>
    </style:style>
    <style:style style:name="MyCode-NoIndent_20_Char_20_Char" style:display-name="MyCode-NoIndent Char Char" style:family="text" loext:linked-style-name="MyCode-NoIndent">
      <style:text-properties style:font-name="Lucida Console" fo:font-family="'Lucida Console'" style:font-family-generic="roman" style:font-pitch="variable" fo:font-size="9pt" fo:letter-spacing="-0.0055in" style:font-size-asian="9pt" style:font-name-complex="Courier New2" style:font-family-complex="'Courier New'" style:font-family-generic-complex="system" style:font-pitch-complex="variable" style:font-size-complex="10pt"/>
    </style:style>
    <style:style style:name="Heading_20_7_20_Char" style:display-name="Heading 7 Char" style:family="text" loext:linked-style-name="Heading_20_7">
      <style:text-properties fo:text-transform="uppercase" fo:color="#365f90" loext:opacity="100%" fo:letter-spacing="0.0071in"/>
    </style:style>
    <style:style style:name="Title_20_Char" style:display-name="Title Char" style:family="text" loext:linked-style-name="Title">
      <style:text-properties fo:text-transform="uppercase" fo:color="#4f81bd" loext:opacity="100%" fo:font-size="26pt" fo:letter-spacing="0.0071in" style:letter-kerning="true" style:font-size-asian="26pt" style:font-size-complex="26pt"/>
    </style:style>
    <style:style style:name="Heading_20_2_20_Char" style:display-name="Heading 2 Char" style:family="text" loext:linked-style-name="Heading_20_2">
      <style:text-properties fo:text-transform="uppercase" fo:letter-spacing="0.0102in" fo:background-color="#dbe5f1"/>
    </style:style>
    <style:style style:name="Subtle_20_Reference" style:display-name="Subtle Reference" style:family="text">
      <style:text-properties fo:color="#4f81bd" loext:opacity="100%" fo:font-weight="bold" style:font-weight-asian="bold" style:font-weight-complex="bold"/>
    </style:style>
    <style:style style:name="No_20_Spacing_20_Char" style:display-name="No Spacing Char" style:family="text" loext:linked-style-name="No_20_Spacing">
      <style:text-properties style:font-name="Calibri" fo:font-family="Calibri" style:font-family-generic="roman" style:font-pitch="variable" fo:font-size="10pt" fo:language="en" fo:country="US" style:font-size-asian="10pt" style:language-asian="en" style:country-asian="US" style:font-size-complex="10pt"/>
    </style:style>
    <style:style style:name="Strong_20_Emphasis" style:display-name="Strong Emphasis" style:family="text">
      <style:text-properties fo:font-weight="bold" style:font-weight-asian="bold" style:font-weight-complex="bold"/>
    </style:style>
    <style:style style:name="Placeholder_20_Text" style:display-name="Placeholder Text" style:family="text">
      <style:text-properties fo:color="#808080" loext:opacity="100%"/>
    </style:style>
    <style:style style:name="Heading_20_4_20_Char" style:display-name="Heading 4 Char" style:family="text" loext:linked-style-name="Heading_20_4">
      <style:text-properties fo:text-transform="uppercase" fo:color="#365f90" loext:opacity="100%" fo:letter-spacing="0.0071in"/>
    </style:style>
    <style:style style:name="Footer_20_Char" style:display-name="Footer Char" style:family="text" loext:linked-style-name="Footer">
      <style:text-properties fo:font-size="10pt" style:font-size-asian="10pt" style:font-size-complex="10pt"/>
    </style:style>
    <style:style style:name="My_20_Code_20_Answer_20_Char_20_Char" style:display-name="My Code Answer Char Char" style:family="text" loext:linked-style-name="My_20_Code_20_Answer">
      <style:text-properties fo:color="#ff0000" loext:opacity="100%" style:font-name="Lucida Console" fo:font-family="'Lucida Console'" style:font-family-generic="roman" style:font-pitch="variable" fo:font-size="9pt" fo:letter-spacing="-0.0055in" style:font-size-asian="9pt" style:font-name-complex="Courier New2" style:font-family-complex="'Courier New'" style:font-family-generic-complex="system" style:font-pitch-complex="variable" style:font-size-complex="10pt"/>
    </style:style>
    <style:style style:name="Heading_20_9_20_Char" style:display-name="Heading 9 Char" style:family="text" loext:linked-style-name="Heading_20_9">
      <style:text-properties fo:text-transform="uppercase" fo:font-size="9pt" fo:letter-spacing="0.0071in" fo:font-style="italic" style:font-size-asian="9pt" style:font-style-asian="italic" style:font-size-complex="9pt"/>
    </style:style>
    <style:style style:name="Heading_20_1_20_Char" style:display-name="Heading 1 Char" style:family="text" loext:linked-style-name="Heading_20_1">
      <style:text-properties fo:text-transform="uppercase" fo:color="#ffffff" loext:opacity="100%" fo:letter-spacing="0.0102in" fo:font-weight="bold" fo:background-color="#4f81bd" style:font-weight-asian="bold" style:font-weight-complex="bold"/>
    </style:style>
    <style:style style:name="Balloon_20_Text_20_Char" style:display-name="Balloon Text Ch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Heading_20_3_20_Char" style:display-name="Heading 3 Char" style:family="text" loext:linked-style-name="Heading_20_3">
      <style:text-properties fo:text-transform="uppercase" fo:color="#233e5f" loext:opacity="100%" fo:letter-spacing="0.0102in"/>
    </style:style>
    <style:style style:name="My_20_Answer_20_Char_20_Char" style:display-name="My Answer Char Char" style:family="text" loext:linked-style-name="My_20_Answer">
      <style:text-properties fo:color="#ff0000" loext:opacity="100%" fo:font-size="10pt" style:font-size-asian="10pt" style:font-size-complex="10pt"/>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Subtle_20_Emphasis" style:display-name="Subtle Emphasis" style:family="text">
      <style:text-properties fo:color="#233e5f" loext:opacity="100%" fo:font-style="italic" style:font-style-asian="italic" style:font-style-complex="italic"/>
    </style:style>
    <style:style style:name="Intense_20_Reference" style:display-name="Intense Reference" style:family="text">
      <style:text-properties fo:text-transform="uppercase" fo:color="#4f81bd" loext:opacity="100%" fo:font-style="italic" fo:font-weight="bold" style:font-style-asian="italic" style:font-weight-asian="bold" style:font-style-complex="italic" style:font-weight-complex="bold"/>
    </style:style>
    <style:style style:name="Heading_20_5_20_Char" style:display-name="Heading 5 Char" style:family="text" loext:linked-style-name="Heading_20_5">
      <style:text-properties fo:text-transform="uppercase" fo:color="#365f90" loext:opacity="100%" fo:letter-spacing="0.0071in"/>
    </style:style>
    <style:style style:name="My_20_Bullet_20_Char_20_Char" style:display-name="My Bullet Char Char" style:family="text" loext:linked-style-name="My_20_Bullet">
      <style:text-properties fo:font-size="10pt" style:font-size-asian="10pt" style:font-size-complex="10pt"/>
    </style:style>
    <style:style style:name="Heading_20_8_20_Char" style:display-name="Heading 8 Char" style:family="text" loext:linked-style-name="Heading_20_8">
      <style:text-properties fo:text-transform="uppercase" fo:font-size="9pt" fo:letter-spacing="0.0071in" style:font-size-asian="9pt" style:font-size-complex="9pt"/>
    </style:style>
    <style:style style:name="Subtitle_20_Char" style:display-name="Subtitle Char" style:family="text" loext:linked-style-name="Subtitle">
      <style:text-properties fo:text-transform="uppercase" fo:color="#565656" loext:opacity="100%" fo:font-size="12pt" fo:letter-spacing="0.0071in" style:font-size-asian="12pt" style:font-size-complex="12pt"/>
    </style:style>
    <style:style style:name="MCU-Specific_20_Char_20_Char" style:display-name="MCU-Specific Char Char" style:family="text" loext:linked-style-name="MCU-Specific">
      <style:text-properties fo:color="#b2a0c7" loext:opacity="100%" fo:font-size="10pt" fo:font-weight="bold" style:font-size-asian="10pt" style:font-weight-asian="bold" style:font-size-complex="10pt"/>
    </style:style>
    <style:style style:name="MyCode_20_Char_20_Char" style:display-name="MyCode Char Char" style:family="text" loext:linked-style-name="MyCode">
      <style:text-properties style:font-name="Lucida Console" fo:font-family="'Lucida Console'" style:font-family-generic="roman" style:font-pitch="variable" fo:font-size="9pt" fo:letter-spacing="-0.0055in" style:font-size-asian="9pt" style:font-name-complex="Courier New2" style:font-family-complex="'Courier New'" style:font-family-generic-complex="system" style:font-pitch-complex="variable" style:font-size-complex="10pt"/>
    </style:style>
    <style:style style:name="Emphasis" style:family="text">
      <style:text-properties fo:text-transform="uppercase" fo:color="#233e5f" loext:opacity="100%" fo:letter-spacing="0.0035in"/>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Marginalia">
      <style:text-properties style:font-name="Calibri" fo:font-family="Calibri" style:font-family-generic="roman" style:font-pitch="variable" fo:language="en" fo:country="US" style:language-asian="en" style:country-asian="US" style:language-complex="ar" style:country-complex="SA"/>
    </style:style>
    <style:style style:name="Comment_20_Subject_20_Char" style:display-name="Comment Subject Char" style:family="text" loext:linked-style-name="annotation_20_subject">
      <style:text-properties style:font-name="Calibri" fo:font-family="Calibri" style:font-family-generic="roman" style:font-pitch="variable" fo:language="en" fo:country="US" fo:font-weight="bold" style:language-asian="en" style:country-asian="US" style:font-weight-asian="bold" style:language-complex="ar" style:country-complex="SA"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283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0283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283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0283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283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028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283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0283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283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0283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283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0283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283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028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283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0283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year number:style="long"/>
    </number:date-style>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left="-1in">
        <style:tab-stops>
          <style:tab-stop style:position="3.8717in"/>
        </style:tab-stops>
      </style:paragraph-properties>
    </style:style>
    <style:style style:name="MP2" style:family="paragraph" style:parent-style-name="Footer">
      <style:paragraph-properties fo:margin-right="0.25in"/>
    </style:style>
    <style:style style:name="MP3" style:family="paragraph" style:parent-style-name="Footer">
      <style:paragraph-properties fo:padding="0in" fo:border="none"/>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3" text:anchor-type="char" svg:x="0in" svg:y="-0.0638in" svg:width="6.5in" svg:height="0.4217in" draw:z-index="7"><draw:image xlink:href="Pictures/10000001000009FE000000A63D0A32C8.png" xlink:type="simple" xlink:show="embed" xlink:actuate="onLoad" draw:mime-type="image/png"/></draw:frame></text:p>
      </style:header>
      <style:header-first>
        <text:p text:style-name="Header"><draw:frame draw:style-name="Mfr2" draw:name="Picture 5" text:anchor-type="char" svg:x="-0.1602in" svg:y="-0.2311in" svg:width="2.4736in" svg:height="0.2984in" draw:z-index="0"><draw:image xlink:href="Pictures/1000000100000525000000A0F1565F88.png" xlink:type="simple" xlink:show="embed" xlink:actuate="onLoad" draw:mime-type="image/png"/><svg:desc>A black and grey logo

AI-generated content may be incorrect.</svg:desc></draw:frame></text:p>
      </style:header-first>
      <style:footer>
        <text:p text:style-name="MP1"><text:tab/></text:p>
        <text:p text:style-name="MP2"><draw:frame draw:style-name="Mfr3" draw:name="Frame1" text:anchor-type="paragraph" svg:y="0.0008in" draw:z-index="15"><draw:text-box fo:min-height="0in" fo:min-width="0.0161in"><text:p text:style-name="MP3" loext:marker-style-name="Page Number"><text:span text:style-name="Page_20_Number">Page </text:span><text:span text:style-name="Page_20_Number"><text:page-number text:select-page="current">7</text:page-number></text:span></text:p></draw:text-box></draw:frame><text:tab/>Copyright © <text:date style:data-style-name="N10129" text:date-value="2025-12-08T12:11:18.583134105">2025</text:date><text:s/>Arm Limited (or its affiliates). All rights reserved. </text:p>
        <text:p text:style-name="MP1"/>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eorgios Klokkaris</dc:title>
    <meta:initial-creator>Tom Cottee Gillbe</meta:initial-creator>
    <meta:editing-cycles>38</meta:editing-cycles>
    <meta:creation-date>2025-11-18T15:35:00</meta:creation-date>
    <dc:date>2025-12-08T12:11:18.380757234</dc:date>
    <meta:generator>LibreOffice/24.2.7.2$Linux_X86_64 LibreOffice_project/420$Build-2</meta:generator>
    <meta:editing-duration>P2DT19H50M26S</meta:editing-duration>
    <meta:document-statistic meta:table-count="3" meta:image-count="2" meta:object-count="0" meta:page-count="8" meta:paragraph-count="255" meta:word-count="2003" meta:character-count="12961" meta:non-whitespace-character-count="11121"/>
    <meta:user-defined meta:name="AppVersion">16.0000</meta:user-defined>
    <meta:user-defined meta:name="Company">ARM</meta:user-defined>
    <meta:user-defined meta:name="ContentTypeId">0x01010050DA06D914BDE34CBFBF32CE2E7912F8</meta:user-defined>
    <meta:user-defined meta:name="KSOProductBuildVer">2052-8.1.0.3724</meta:user-defined>
    <meta:user-defined meta:name="MediaServiceImageTags" meta:value-type="string"/>
    <meta:user-defined meta:name="_dlc_DocIdItemGuid" meta:value-type="string">50360eae-149b-4bcd-b901-95fd3238d119</meta:user-defined>
    <meta:user-defined meta:name="docLang" meta:value-type="string">en</meta:user-defined>
    <meta:template xlink:type="simple" xlink:actuate="onRequest" xlink:title="Normal" xlink:href=""/>
  </office:meta>
</office:document-meta>
</file>